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653cm"/>
    </style:style>
    <style:style style:name="co3" style:family="table-column">
      <style:table-column-properties fo:break-before="auto" style:column-width="0.298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1.184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194cm"/>
    </style:style>
    <style:style style:name="co8" style:family="table-column">
      <style:table-column-properties fo:break-before="auto" style:column-width="1.408cm"/>
    </style:style>
    <style:style style:name="co9" style:family="table-column">
      <style:table-column-properties fo:break-before="auto" style:column-width="1.1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</style:style>
    <style:style style:name="ce6" style:family="table-cell" style:parent-style-name="Default">
      <style:table-cell-properties fo:border-bottom="0.74pt solid #000000" fo:background-color="#ffff00" style:text-align-source="fix" style:repeat-content="false" fo:border-left="none" fo:border-right="none" fo:border-top="0.74pt solid #000000"/>
      <style:paragraph-properties fo:text-align="center" fo:margin-left="0cm"/>
    </style:style>
    <style:style style:name="ce7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8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6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/>
      <style:paragraph-properties fo:text-align="center" fo:margin-left="0cm"/>
    </style:style>
    <style:style style:name="ce1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18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0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0.06pt solid #000000"/>
      <style:paragraph-properties fo:text-align="center" fo:margin-left="0cm"/>
    </style:style>
    <style:style style:name="ce2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23" style:family="table-cell" style:parent-style-name="Default">
      <style:text-properties fo:font-size="7pt" style:font-size-asian="7pt" style:font-size-complex="7pt"/>
    </style:style>
    <style:style style:name="gr1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svg:stroke-width="0.1cm" svg:stroke-color="#069a2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3" style:family="graphic">
      <style:graphic-properties svg:stroke-width="0.1cm" svg:stroke-color="#ff972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svg:stroke-width="0.1cm" svg:stroke-color="#a1467e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5" style:family="graphic">
      <style:graphic-properties svg:stroke-width="0.1cm" svg:stroke-color="#bbe33d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6" style:family="graphic">
      <style:graphic-properties svg:stroke-width="0.1cm" svg:stroke-color="#729fcf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7" style:family="graphic">
      <style:graphic-properties svg:stroke-width="0.1cm" svg:stroke-color="#ffa6a6" draw:marker-start-width="0.35cm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0.136cm" fo:min-width="0.136cm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/>
      <table:table table:name="Francais" table:style-name="ta1">
        <table:shapes>
          <draw:line draw:z-index="0" draw:name="Ligne horizontale 1" draw:style-name="gr1" draw:text-style-name="P1" svg:x1="1.655cm" svg:y1="9.612cm" svg:x2="11.648cm" svg:y2="9.622cm">
            <text:p/>
          </draw:line>
          <draw:line draw:z-index="1" draw:name="Ligne horizontale 3" draw:style-name="gr1" draw:text-style-name="P1" svg:x1="1.538cm" svg:y1="3.907cm" svg:x2="12.984cm" svg:y2="3.935cm">
            <text:p/>
          </draw:line>
          <draw:line draw:z-index="2" draw:name="Ligne horizontale 4" draw:style-name="gr1" draw:text-style-name="P1" svg:x1="3.026cm" svg:y1="4.635cm" svg:x2="12.975cm" svg:y2="4.688cm">
            <text:p/>
          </draw:line>
          <draw:line draw:z-index="3" draw:name="Ligne horizontale 5" draw:style-name="gr1" draw:text-style-name="P1" svg:x1="12.965cm" svg:y1="4.745cm" svg:x2="12.953cm" svg:y2="3.889cm">
            <text:p/>
          </draw:line>
          <draw:line draw:z-index="4" draw:name="Ligne horizontale 6" draw:style-name="gr1" draw:text-style-name="P1" svg:x1="1.547cm" svg:y1="5.346cm" svg:x2="7.739cm" svg:y2="5.364cm">
            <text:p/>
          </draw:line>
          <draw:line draw:z-index="5" draw:name="Ligne horizontale 7" draw:style-name="gr1" draw:text-style-name="P1" svg:x1="2.592cm" svg:y1="6.076cm" svg:x2="12.984cm" svg:y2="6.127cm">
            <text:p/>
          </draw:line>
          <draw:line draw:z-index="6" draw:name="Ligne horizontale 8" draw:style-name="gr1" draw:text-style-name="P1" svg:x1="12.98cm" svg:y1="6.179cm" svg:x2="12.962cm" svg:y2="5.328cm">
            <text:p/>
          </draw:line>
          <draw:line draw:z-index="7" draw:name="Ligne horizontale 9" draw:style-name="gr1" draw:text-style-name="P1" svg:x1="1.574cm" svg:y1="6.776cm" svg:x2="13.02cm" svg:y2="6.804cm">
            <text:p/>
          </draw:line>
          <draw:line draw:z-index="8" draw:name="Ligne horizontale 10" draw:style-name="gr1" draw:text-style-name="P1" svg:x1="3.062cm" svg:y1="7.504cm" svg:x2="13.011cm" svg:y2="7.557cm">
            <text:p/>
          </draw:line>
          <draw:line draw:z-index="9" draw:name="Ligne horizontale 11" draw:style-name="gr1" draw:text-style-name="P1" svg:x1="13.017cm" svg:y1="7.607cm" svg:x2="12.989cm" svg:y2="6.758cm">
            <text:p/>
          </draw:line>
          <draw:line draw:z-index="10" draw:name="Ligne horizontale 12" draw:style-name="gr1" draw:text-style-name="P1" svg:x1="1.56cm" svg:y1="8.205cm" svg:x2="13.006cm" svg:y2="8.233cm">
            <text:p/>
          </draw:line>
          <draw:line draw:z-index="11" draw:name="Ligne horizontale 13" draw:style-name="gr1" draw:text-style-name="P1" svg:x1="3.048cm" svg:y1="8.933cm" svg:x2="12.997cm" svg:y2="8.986cm">
            <text:p/>
          </draw:line>
          <draw:line draw:z-index="12" draw:name="Ligne horizontale 14" draw:style-name="gr1" draw:text-style-name="P1" svg:x1="12.989cm" svg:y1="9.019cm" svg:x2="12.975cm" svg:y2="8.187cm">
            <text:p/>
          </draw:line>
          <draw:line draw:z-index="13" draw:name="Ligne horizontale 2" draw:style-name="gr1" draw:text-style-name="P1" svg:x1="1.547cm" svg:y1="2.477cm" svg:x2="13.303cm" svg:y2="2.498cm">
            <text:p/>
          </draw:line>
          <draw:line draw:z-index="14" draw:name="Ligne horizontale 15" draw:style-name="gr1" draw:text-style-name="P1" svg:x1="3.035cm" svg:y1="3.205cm" svg:x2="13.287cm" svg:y2="3.261cm">
            <text:p/>
          </draw:line>
          <draw:line draw:z-index="15" draw:name="Ligne horizontale 16" draw:style-name="gr1" draw:text-style-name="P1" svg:x1="13.27cm" svg:y1="5.035cm" svg:x2="13.268cm" svg:y2="2.467cm">
            <text:p/>
          </draw:line>
          <draw:line draw:z-index="16" draw:name="Ligne horizontale 17" draw:style-name="gr2" draw:text-style-name="P1" svg:x1="2.598cm" svg:y1="2.095cm" svg:x2="2.598cm" svg:y2="1.698cm">
            <text:p/>
          </draw:line>
          <draw:line draw:z-index="17" draw:name="Ligne horizontale 20" draw:style-name="gr3" draw:text-style-name="P1" svg:x1="3.531cm" svg:y1="2.786cm" svg:x2="3.54cm" svg:y2="1.832cm">
            <text:p/>
          </draw:line>
          <draw:line draw:z-index="18" draw:name="Ligne horizontale 21" draw:style-name="gr2" draw:text-style-name="P1" svg:x1="3.049cm" svg:y1="2.465cm" svg:x2="2.602cm" svg:y2="2.042cm">
            <text:p/>
          </draw:line>
          <draw:line draw:z-index="19" draw:name="Ligne horizontale 22" draw:style-name="gr2" draw:text-style-name="P1" svg:x1="2.634cm" svg:y1="2.848cm" svg:x2="3.059cm" svg:y2="2.465cm">
            <text:p/>
          </draw:line>
          <draw:line draw:z-index="20" draw:name="Ligne horizontale 23" draw:style-name="gr2" draw:text-style-name="P1" svg:x1="2.658cm" svg:y1="3.576cm" svg:x2="2.647cm" svg:y2="2.77cm">
            <text:p/>
          </draw:line>
          <draw:line draw:z-index="21" draw:name="Ligne horizontale 24" draw:style-name="gr2" draw:text-style-name="P1" svg:x1="3.049cm" svg:y1="3.92cm" svg:x2="2.633cm" svg:y2="3.515cm">
            <text:p/>
          </draw:line>
          <draw:line draw:z-index="22" draw:name="Ligne horizontale 25" draw:style-name="gr2" draw:text-style-name="P1" svg:x1="2.645cm" svg:y1="4.327cm" svg:x2="3.069cm" svg:y2="3.86cm">
            <text:p/>
          </draw:line>
          <draw:line draw:z-index="23" draw:name="Ligne horizontale 26" draw:style-name="gr2" draw:text-style-name="P1" svg:x1="2.674cm" svg:y1="4.897cm" svg:x2="2.659cm" svg:y2="4.247cm">
            <text:p/>
          </draw:line>
          <draw:line draw:z-index="24" draw:name="Ligne horizontale 27" draw:style-name="gr2" draw:text-style-name="P1" svg:x1="3.097cm" svg:y1="5.353cm" svg:x2="2.674cm" svg:y2="4.876cm">
            <text:p/>
          </draw:line>
          <draw:line draw:z-index="25" draw:name="Ligne horizontale 28" draw:style-name="gr2" draw:text-style-name="P1" svg:x1="3.053cm" svg:y1="6.819cm" svg:x2="3.044cm" svg:y2="5.341cm">
            <text:p/>
          </draw:line>
          <draw:line draw:z-index="26" draw:name="Ligne horizontale 31" draw:style-name="gr2" draw:text-style-name="P1" svg:x1="2.592cm" svg:y1="9.658cm" svg:x2="2.621cm" svg:y2="7.109cm">
            <text:p/>
          </draw:line>
          <draw:line draw:z-index="27" draw:name="Ligne horizontale 32" draw:style-name="gr2" draw:text-style-name="P1" svg:x1="2.641cm" svg:y1="7.168cm" svg:x2="3.066cm" svg:y2="6.766cm">
            <text:p/>
          </draw:line>
          <draw:line draw:z-index="28" draw:name="Ligne horizontale 36" draw:style-name="gr4" draw:text-style-name="P1" svg:x1="7.745cm" svg:y1="2.477cm" svg:x2="8.176cm" svg:y2="2.029cm">
            <text:p/>
          </draw:line>
          <draw:line draw:z-index="29" draw:name="Ligne horizontale 37" draw:style-name="gr4" draw:text-style-name="P1" svg:x1="8.2cm" svg:y1="2.07cm" svg:x2="8.209cm" svg:y2="1.66cm">
            <text:p/>
          </draw:line>
          <draw:line draw:z-index="30" draw:name="Ligne horizontale 38" draw:style-name="gr4" draw:text-style-name="P1" svg:x1="8.245cm" svg:y1="2.902cm" svg:x2="7.706cm" svg:y2="2.447cm">
            <text:p/>
          </draw:line>
          <draw:line draw:z-index="31" draw:name="Ligne horizontale 39" draw:style-name="gr5" draw:text-style-name="P1" svg:x1="10.066cm" svg:y1="2.726cm" svg:x2="10.061cm" svg:y2="1.761cm">
            <text:p/>
          </draw:line>
          <draw:line draw:z-index="32" draw:name="Ligne horizontale 40" draw:style-name="gr3" draw:text-style-name="P1" svg:x1="3.076cm" svg:y1="4.622cm" svg:x2="4.043cm" svg:y2="3.623cm">
            <text:p/>
          </draw:line>
          <draw:line draw:z-index="33" draw:name="Ligne horizontale 18" draw:style-name="gr3" draw:text-style-name="P1" svg:x1="3.08cm" svg:y1="8.995cm" svg:x2="3.076cm" svg:y2="7.447cm">
            <text:p/>
          </draw:line>
          <draw:line draw:z-index="34" draw:name="Ligne horizontale 30" draw:style-name="gr3" draw:text-style-name="P1" svg:x1="3.082cm" svg:y1="7.558cm" svg:x2="2.543cm" svg:y2="7.103cm">
            <text:p/>
          </draw:line>
          <draw:line draw:z-index="35" draw:name="Ligne horizontale 41" draw:style-name="gr3" draw:text-style-name="P1" svg:x1="2.584cm" svg:y1="7.116cm" svg:x2="2.577cm" svg:y2="6.019cm">
            <text:p/>
          </draw:line>
          <draw:line draw:z-index="36" draw:name="Ligne horizontale 42" draw:style-name="gr3" draw:text-style-name="P1" svg:x1="2.576cm" svg:y1="6.093cm" svg:x2="3.551cm" svg:y2="5.357cm">
            <text:p/>
          </draw:line>
          <draw:line draw:z-index="37" draw:name="Ligne horizontale 43" draw:style-name="gr3" draw:text-style-name="P1" svg:x1="3.532cm" svg:y1="4.983cm" svg:x2="3.042cm" svg:y2="4.587cm">
            <text:p/>
          </draw:line>
          <draw:line draw:z-index="38" draw:name="Ligne horizontale 44" draw:style-name="gr3" draw:text-style-name="P1" svg:x1="3.525cm" svg:y1="5.373cm" svg:x2="3.532cm" svg:y2="4.963cm">
            <text:p/>
          </draw:line>
          <draw:line draw:z-index="39" draw:name="Ligne horizontale 45" draw:style-name="gr6" draw:text-style-name="P1" svg:x1="5.432cm" svg:y1="3.534cm" svg:x2="5.41cm" svg:y2="1.777cm">
            <text:p/>
          </draw:line>
          <draw:line draw:z-index="40" draw:name="Ligne horizontale 46" draw:style-name="gr6" draw:text-style-name="P1" svg:x1="6.874cm" svg:y1="4.671cm" svg:x2="5.424cm" svg:y2="3.502cm">
            <text:p/>
          </draw:line>
          <draw:line draw:z-index="41" draw:name="Ligne horizontale 47" draw:style-name="gr6" draw:text-style-name="P1" svg:x1="3.518cm" svg:y1="9.629cm" svg:x2="3.529cm" svg:y2="8.639cm">
            <text:p/>
          </draw:line>
          <draw:line draw:z-index="42" draw:name="Ligne horizontale 49" draw:style-name="gr6" draw:text-style-name="P1" svg:x1="8.227cm" svg:y1="5.323cm" svg:x2="6.787cm" svg:y2="4.593cm">
            <text:p/>
          </draw:line>
          <draw:line draw:z-index="43" draw:name="Ligne horizontale 50" draw:style-name="gr6" draw:text-style-name="P1" svg:x1="4.954cm" svg:y1="6.069cm" svg:x2="6.817cm" svg:y2="4.642cm">
            <text:p/>
          </draw:line>
          <draw:line draw:z-index="44" draw:name="Ligne horizontale 51" draw:style-name="gr6" draw:text-style-name="P1" svg:x1="4.943cm" svg:y1="7.508cm" svg:x2="4.99cm" svg:y2="6.063cm">
            <text:p/>
          </draw:line>
          <draw:line draw:z-index="45" draw:name="Ligne horizontale 53" draw:style-name="gr6" draw:text-style-name="P1" svg:x1="3.517cm" svg:y1="8.671cm" svg:x2="4.954cm" svg:y2="7.508cm">
            <text:p/>
          </draw:line>
          <draw:line draw:z-index="46" draw:name="Ligne horizontale 34" draw:style-name="gr4" draw:text-style-name="P1" svg:x1="8.252cm" svg:y1="3.465cm" svg:x2="8.251cm" svg:y2="2.866cm">
            <text:p/>
          </draw:line>
          <draw:line draw:z-index="47" draw:name="Ligne horizontale 35" draw:style-name="gr4" draw:text-style-name="P1" svg:x1="7.79cm" svg:y1="3.93cm" svg:x2="8.259cm" svg:y2="3.429cm">
            <text:p/>
          </draw:line>
          <draw:line draw:z-index="48" draw:name="Ligne horizontale 52" draw:style-name="gr4" draw:text-style-name="P1" svg:x1="8.756cm" svg:y1="4.544cm" svg:x2="7.801cm" svg:y2="3.919cm">
            <text:p/>
          </draw:line>
          <draw:line draw:z-index="49" draw:name="Ligne horizontale 54" draw:style-name="gr4" draw:text-style-name="P1" svg:x1="9.74cm" svg:y1="6.116cm" svg:x2="8.706cm" svg:y2="5.347cm">
            <text:p/>
          </draw:line>
          <draw:line draw:z-index="50" draw:name="Ligne horizontale 55" draw:style-name="gr4" draw:text-style-name="P1" svg:x1="4.411cm" svg:y1="9.608cm" svg:x2="4.847cm" svg:y2="9.225cm">
            <text:p/>
          </draw:line>
          <draw:line draw:z-index="51" draw:name="Ligne horizontale 56" draw:style-name="gr4" draw:text-style-name="P1" svg:x1="7.79cm" svg:y1="8.988cm" svg:x2="7.797cm" svg:y2="6.563cm">
            <text:p/>
          </draw:line>
          <draw:line draw:z-index="52" draw:name="Ligne horizontale 57" draw:style-name="gr4" draw:text-style-name="P1" svg:x1="7.775cm" svg:y1="6.583cm" svg:x2="8.781cm" svg:y2="5.322cm">
            <text:p/>
          </draw:line>
          <draw:line draw:z-index="53" draw:name="Ligne horizontale 58" draw:style-name="gr5" draw:text-style-name="P1" svg:x1="9.662cm" svg:y1="3.248cm" svg:x2="10.109cm" svg:y2="2.664cm">
            <text:p/>
          </draw:line>
          <draw:line draw:z-index="54" draw:name="Ligne horizontale 59" draw:style-name="gr5" draw:text-style-name="P1" svg:x1="9.709cm" svg:y1="3.925cm" svg:x2="9.71cm" svg:y2="3.168cm">
            <text:p/>
          </draw:line>
          <draw:line draw:z-index="55" draw:name="Ligne horizontale 60" draw:style-name="gr5" draw:text-style-name="P1" svg:x1="10.202cm" svg:y1="4.349cm" svg:x2="9.663cm" svg:y2="3.894cm">
            <text:p/>
          </draw:line>
          <draw:line draw:z-index="56" draw:name="Ligne horizontale 61" draw:style-name="gr5" draw:text-style-name="P1" svg:x1="10.197cm" svg:y1="4.962cm" svg:x2="10.187cm" svg:y2="4.309cm">
            <text:p/>
          </draw:line>
          <draw:line draw:z-index="57" draw:name="Ligne horizontale 62" draw:style-name="gr5" draw:text-style-name="P1" svg:x1="9.673cm" svg:y1="5.395cm" svg:x2="10.211cm" svg:y2="4.93cm">
            <text:p/>
          </draw:line>
          <draw:line draw:z-index="58" draw:name="Ligne horizontale 63" draw:style-name="gr7" draw:text-style-name="P1" svg:x1="11.171cm" svg:y1="4.284cm" svg:x2="11.171cm" svg:y2="2.877cm">
            <text:p/>
          </draw:line>
          <draw:line draw:z-index="59" draw:name="Ligne horizontale 64" draw:style-name="gr7" draw:text-style-name="P1" svg:x1="11.62cm" svg:y1="4.608cm" svg:x2="11.16cm" svg:y2="4.248cm">
            <text:p/>
          </draw:line>
          <draw:line draw:z-index="60" draw:name="Ligne horizontale 65" draw:style-name="gr7" draw:text-style-name="P1" svg:x1="11.597cm" svg:y1="5.342cm" svg:x2="11.614cm" svg:y2="4.575cm">
            <text:p/>
          </draw:line>
          <draw:line draw:z-index="61" draw:name="Ligne horizontale 66" draw:style-name="gr7" draw:text-style-name="P1" svg:x1="11.149cm" svg:y1="5.881cm" svg:x2="11.596cm" svg:y2="5.297cm">
            <text:p/>
          </draw:line>
          <draw:line draw:z-index="62" draw:name="Ligne horizontale 67" draw:style-name="gr7" draw:text-style-name="P1" svg:x1="11.171cm" svg:y1="7.141cm" svg:x2="11.177cm" svg:y2="5.817cm">
            <text:p/>
          </draw:line>
          <draw:line draw:z-index="63" draw:name="Ligne horizontale 68" draw:style-name="gr7" draw:text-style-name="P1" svg:x1="11.717cm" svg:y1="7.542cm" svg:x2="11.148cm" svg:y2="7.116cm">
            <text:p/>
          </draw:line>
          <draw:line draw:z-index="64" draw:name="Ligne horizontale 70" draw:style-name="gr7" draw:text-style-name="P1" svg:x1="11.67cm" svg:y1="7.541cm" svg:x2="11.646cm" svg:y2="9.651cm">
            <text:p/>
          </draw:line>
          <draw:line draw:z-index="65" draw:name="Ligne horizontale 72" draw:style-name="gr5" draw:text-style-name="P1" svg:x1="5.391cm" svg:y1="9.642cm" svg:x2="5.917cm" svg:y2="9.319cm">
            <text:p/>
          </draw:line>
          <draw:line draw:z-index="66" draw:name="Ligne horizontale 73" draw:style-name="gr4" draw:text-style-name="P1" svg:x1="4.824cm" svg:y1="9.216cm" svg:x2="7.499cm" svg:y2="9.191cm">
            <text:p/>
          </draw:line>
          <draw:line draw:z-index="67" draw:name="Ligne horizontale 74" draw:style-name="gr4" draw:text-style-name="P1" svg:x1="7.458cm" svg:y1="9.212cm" svg:x2="7.805cm" svg:y2="8.967cm">
            <text:p/>
          </draw:line>
          <draw:line draw:z-index="68" draw:name="Ligne horizontale 75" draw:style-name="gr5" draw:text-style-name="P1" svg:x1="5.879cm" svg:y1="9.322cm" svg:x2="8.929cm" svg:y2="9.314cm">
            <text:p/>
          </draw:line>
          <draw:line draw:z-index="69" draw:name="Ligne horizontale 76" draw:style-name="gr5" draw:text-style-name="P1" svg:x1="8.88cm" svg:y1="9.324cm" svg:x2="9.31cm" svg:y2="8.992cm">
            <text:p/>
          </draw:line>
          <draw:line draw:z-index="70" draw:name="Ligne horizontale 77" draw:style-name="gr5" draw:text-style-name="P1" svg:x1="9.301cm" svg:y1="8.994cm" svg:x2="9.301cm" svg:y2="8.534cm">
            <text:p/>
          </draw:line>
          <draw:line draw:z-index="71" draw:name="Ligne horizontale 78" draw:style-name="gr5" draw:text-style-name="P1" svg:x1="9.277cm" svg:y1="7.14cm" svg:x2="9.775cm" svg:y2="6.766cm">
            <text:p/>
          </draw:line>
          <draw:custom-shape draw:z-index="72" draw:name="Forme 2" draw:style-name="gr8" draw:text-style-name="P2" svg:width="0.192cm" svg:height="0.192cm" svg:x="2.961cm" svg:y="2.3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3" draw:name="Forme 3" draw:style-name="gr8" draw:text-style-name="P2" svg:width="0.192cm" svg:height="0.192cm" svg:x="2.934cm" svg:y="3.8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4" draw:name="Forme 4" draw:style-name="gr8" draw:text-style-name="P2" svg:width="0.192cm" svg:height="0.192cm" svg:x="2.952cm" svg:y="5.2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5" draw:name="Forme 5" draw:style-name="gr8" draw:text-style-name="P2" svg:width="0.192cm" svg:height="0.192cm" svg:x="2.952cm" svg:y="6.6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6" draw:name="Forme 6" draw:style-name="gr8" draw:text-style-name="P2" svg:width="0.192cm" svg:height="0.192cm" svg:x="2.547cm" svg:y="8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7" draw:name="Forme 7" draw:style-name="gr8" draw:text-style-name="P2" svg:width="0.192cm" svg:height="0.192cm" svg:x="2.507cm" svg:y="9.4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8" draw:name="Forme 8" draw:style-name="gr8" draw:text-style-name="P2" svg:width="0.192cm" svg:height="0.192cm" svg:x="3.448cm" svg:y="9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79" draw:name="Forme 9" draw:style-name="gr8" draw:text-style-name="P2" svg:width="0.192cm" svg:height="0.192cm" svg:x="4.372cm" svg:y="9.4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0" draw:name="Forme 10" draw:style-name="gr8" draw:text-style-name="P2" svg:width="0.192cm" svg:height="0.192cm" svg:x="5.357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1" draw:name="Forme 11" draw:style-name="gr8" draw:text-style-name="P2" svg:width="0.192cm" svg:height="0.192cm" svg:x="3.008cm" svg:y="8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2" draw:name="Forme 12" draw:style-name="gr8" draw:text-style-name="P2" svg:width="0.192cm" svg:height="0.192cm" svg:x="2.983cm" svg:y="7.3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3" draw:name="Forme 13" draw:style-name="gr8" draw:text-style-name="P2" svg:width="0.192cm" svg:height="0.192cm" svg:x="2.522cm" svg:y="5.9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84" draw:name="Forme 14" draw:style-name="gr8" draw:text-style-name="P2" svg:width="0.192cm" svg:height="0.192cm" svg:x="2.985cm" svg:y="4.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5" draw:name="Ligne horizontale 79" draw:style-name="gr3" draw:text-style-name="P1" svg:x1="4.035cm" svg:y1="3.228cm" svg:x2="3.507cm" svg:y2="2.721cm">
            <text:p/>
          </draw:line>
          <draw:line draw:z-index="86" draw:name="Ligne horizontale 80" draw:style-name="gr3" draw:text-style-name="P1" svg:x1="4.026cm" svg:y1="3.692cm" svg:x2="4.02cm" svg:y2="3.17cm">
            <text:p/>
          </draw:line>
          <draw:custom-shape draw:z-index="87" draw:name="Forme 15" draw:style-name="gr8" draw:text-style-name="P2" svg:width="0.192cm" svg:height="0.192cm" svg:x="3.927cm" svg:y="3.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88" draw:name="Ligne horizontale 81" draw:style-name="gr1" draw:text-style-name="P1" svg:x1="8.838cm" svg:y1="5.354cm" svg:x2="12.972cm" svg:y2="5.38cm">
            <text:p/>
          </draw:line>
          <draw:line draw:z-index="89" draw:name="Ligne horizontale 82" draw:style-name="gr1" draw:text-style-name="P1" svg:x1="7.97cm" svg:y1="5.823cm" svg:x2="7.714cm" svg:y2="5.331cm">
            <text:p/>
          </draw:line>
          <draw:line draw:z-index="90" draw:name="Ligne horizontale 83" draw:style-name="gr1" draw:text-style-name="P1" svg:x1="8.623cm" svg:y1="5.823cm" svg:x2="8.863cm" svg:y2="5.339cm">
            <text:p/>
          </draw:line>
          <draw:line draw:z-index="91" draw:name="Ligne horizontale 84" draw:style-name="gr1" draw:text-style-name="P1" svg:x1="7.929cm" svg:y1="5.799cm" svg:x2="8.64cm" svg:y2="5.791cm">
            <text:p/>
          </draw:line>
          <draw:line draw:z-index="92" draw:name="Ligne horizontale 85" draw:style-name="gr1" draw:text-style-name="P1" svg:x1="13.287cm" svg:y1="5.011cm" svg:x2="8.524cm" svg:y2="5.019cm">
            <text:p/>
          </draw:line>
          <draw:line draw:z-index="93" draw:name="Ligne horizontale 86" draw:style-name="gr1" draw:text-style-name="P1" svg:x1="8.194cm" svg:y1="5.347cm" svg:x2="8.549cm" svg:y2="5.011cm">
            <text:p/>
          </draw:line>
          <draw:line draw:z-index="94" draw:name="Ligne horizontale 87" draw:style-name="gr4" draw:text-style-name="P1" svg:x1="8.756cm" svg:y1="5.388cm" svg:x2="8.757cm" svg:y2="4.511cm">
            <text:p/>
          </draw:line>
          <draw:custom-shape draw:z-index="95" draw:name="Forme 16" draw:style-name="gr8" draw:text-style-name="P2" svg:width="0.192cm" svg:height="0.192cm" svg:x="8.111cm" svg:y="5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6" draw:name="Forme 17" draw:style-name="gr8" draw:text-style-name="P2" svg:width="0.192cm" svg:height="0.192cm" svg:x="6.753cm" svg:y="4.53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7" draw:name="Forme 18" draw:style-name="gr8" draw:text-style-name="P2" svg:width="0.192cm" svg:height="0.192cm" svg:x="4.877cm" svg:y="5.9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8" draw:name="Forme 19" draw:style-name="gr8" draw:text-style-name="P2" svg:width="0.192cm" svg:height="0.192cm" svg:x="4.862cm" svg:y="7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99" draw:name="Forme 20" draw:style-name="gr8" draw:text-style-name="P2" svg:width="0.192cm" svg:height="0.192cm" svg:x="3.952cm" svg:y="8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0" draw:name="Forme 21" draw:style-name="gr8" draw:text-style-name="P2" svg:width="0.192cm" svg:height="0.192cm" svg:x="7.681cm" svg:y="2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1" draw:name="Forme 23" draw:style-name="gr8" draw:text-style-name="P2" svg:width="0.192cm" svg:height="0.192cm" svg:x="9.624cm" svg:y="3.1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2" draw:name="Forme 24" draw:style-name="gr8" draw:text-style-name="P2" svg:width="0.192cm" svg:height="0.192cm" svg:x="9.616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3" draw:name="Forme 25" draw:style-name="gr8" draw:text-style-name="P2" svg:width="0.192cm" svg:height="0.192cm" svg:x="11.532cm" svg:y="4.5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4" draw:name="Forme 26" draw:style-name="gr8" draw:text-style-name="P2" svg:width="0.192cm" svg:height="0.192cm" svg:x="7.73cm" svg:y="3.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5" draw:name="Forme 27" draw:style-name="gr8" draw:text-style-name="P2" svg:width="0.192cm" svg:height="0.192cm" svg:x="9.648cm" svg:y="6.0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6" draw:name="Forme 28" draw:style-name="gr8" draw:text-style-name="P2" svg:width="0.192cm" svg:height="0.192cm" svg:x="11.517cm" svg:y="5.27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7" draw:name="Forme 29" draw:style-name="gr8" draw:text-style-name="P2" svg:width="0.192cm" svg:height="0.192cm" svg:x="11.608cm" svg:y="7.4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08" draw:name="Forme 33" draw:style-name="gr8" draw:text-style-name="P2" svg:width="0.192cm" svg:height="0.192cm" svg:x="11.551cm" svg:y="9.5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09" draw:name="Ligne horizontale 88" draw:style-name="gr5" draw:text-style-name="P1" svg:x1="9.261cm" svg:y1="8.592cm" svg:x2="9.731cm" svg:y2="8.189cm">
            <text:p/>
          </draw:line>
          <draw:line draw:z-index="110" draw:name="Ligne horizontale 89" draw:style-name="gr5" draw:text-style-name="P1" svg:x1="9.708cm" svg:y1="8.217cm" svg:x2="9.291cm" svg:y2="7.769cm">
            <text:p/>
          </draw:line>
          <draw:line draw:z-index="111" draw:name="Ligne horizontale 90" draw:style-name="gr5" draw:text-style-name="P1" svg:x1="9.284cm" svg:y1="7.769cm" svg:x2="9.284cm" svg:y2="7.086cm">
            <text:p/>
          </draw:line>
          <draw:line draw:z-index="112" draw:name="Ligne horizontale 91" draw:style-name="gr5" draw:text-style-name="P1" svg:x1="9.763cm" svg:y1="6.797cm" svg:x2="10.261cm" svg:y2="6.423cm">
            <text:p/>
          </draw:line>
          <draw:custom-shape draw:z-index="113" draw:name="Forme 30" draw:style-name="gr8" draw:text-style-name="P2" svg:width="0.192cm" svg:height="0.192cm" svg:x="9.642cm" svg:y="6.71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14" draw:name="Ligne horizontale 92" draw:style-name="gr5" draw:text-style-name="P1" svg:x1="10.269cm" svg:y1="6.474cm" svg:x2="10.259cm" svg:y2="5.821cm">
            <text:p/>
          </draw:line>
          <draw:line draw:z-index="115" draw:name="Ligne horizontale 93" draw:style-name="gr5" draw:text-style-name="P1" svg:x1="10.256cm" svg:y1="5.812cm" svg:x2="9.758cm" svg:y2="5.375cm">
            <text:p/>
          </draw:line>
          <draw:custom-shape draw:z-index="116" draw:name="Forme 31" draw:style-name="gr8" draw:text-style-name="P2" svg:width="0.192cm" svg:height="0.192cm" svg:x="9.642cm" svg:y="5.26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7" draw:name="Forme 35" draw:style-name="gr8" draw:text-style-name="P2" svg:width="0.192cm" svg:height="0.192cm" svg:x="7.705cm" svg:y="8.8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8" draw:name="Forme 34" draw:style-name="gr8" draw:text-style-name="P2" svg:width="0.192cm" svg:height="0.192cm" svg:x="9.626cm" svg:y="8.1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119" draw:name="Forme 36" draw:style-name="gr8" draw:text-style-name="P2" svg:width="0.192cm" svg:height="0.192cm" svg:x="7.705cm" svg:y="7.4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0" draw:name="Ligne horizontale 29" draw:style-name="gr7" draw:text-style-name="P1" svg:x1="11.61cm" svg:y1="2.461cm" svg:x2="11.187cm" svg:y2="2.924cm">
            <text:p/>
          </draw:line>
          <draw:line draw:z-index="121" draw:name="Ligne horizontale 33" draw:style-name="gr7" draw:text-style-name="P1" svg:x1="11.574cm" svg:y1="2.496cm" svg:x2="11.14cm" svg:y2="1.896cm">
            <text:p/>
          </draw:line>
          <draw:custom-shape draw:z-index="122" draw:name="Forme 1" draw:style-name="gr8" draw:text-style-name="P2" svg:width="0.192cm" svg:height="0.192cm" svg:x="11.496cm" svg:y="2.3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3" draw:name="Ligne horizontale 19" draw:style-name="gr7" draw:text-style-name="P1" svg:x1="11.159cm" svg:y1="1.962cm" svg:x2="11.165cm" svg:y2="1.631cm">
            <text:p/>
          </draw:line>
          <draw:custom-shape draw:z-index="124" draw:name="Forme 22" draw:style-name="gr8" draw:text-style-name="P2" svg:width="0.192cm" svg:height="0.192cm" svg:x="11.557cm" svg:y="8.88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/>
          <table:table-cell office:value-type="string" calcext:value-type="string">
            <text:p>C2</text:p>
          </table:table-cell>
          <table:table-cell table:number-columns-repeated="3"/>
          <table:table-cell office:value-type="string" calcext:value-type="string">
            <text:p>C3</text:p>
          </table:table-cell>
          <table:table-cell table:number-columns-repeated="5"/>
          <table:table-cell office:value-type="string" calcext:value-type="string">
            <text:p>C4</text:p>
          </table:table-cell>
          <table:table-cell table:number-columns-repeated="3"/>
          <table:table-cell office:value-type="string" calcext:value-type="string">
            <text:p>C5</text:p>
          </table:table-cell>
          <table:table-cell/>
          <table:table-cell office:value-type="string" calcext:value-type="string">
            <text:p>C6</text:p>
          </table:table-cell>
          <table:table-cell table:number-columns-repeated="9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L1</text:p>
          </table:table-cell>
          <table:table-cell table:style-name="ce3" office:value-type="string" calcext:value-type="string">
            <text:p>X</text:p>
          </table:table-cell>
          <table:table-cell table:style-name="ce6"/>
          <table:table-cell table:style-name="ce7" office:value-type="string" calcext:value-type="string">
            <text:p>U</text:p>
          </table:table-cell>
          <table:table-cell table:style-name="ce7"/>
          <table:table-cell table:style-name="ce7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D</text:p>
          </table:table-cell>
          <table:table-cell/>
          <table:table-cell table:style-name="ce9" office:value-type="string" calcext:value-type="string">
            <text:p>X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S</text:p>
          </table:table-cell>
          <table:table-cell table:style-name="ce6"/>
          <table:table-cell table:style-name="ce8" office:value-type="string" calcext:value-type="string">
            <text:p>E</text:p>
          </table:table-cell>
          <table:table-cell table:style-name="ce4"/>
          <table:table-cell table:style-name="ce10" office:value-type="string" calcext:value-type="string">
            <text:p>N</text:p>
          </table:table-cell>
          <table:table-cell table:style-name="ce4"/>
          <table:table-cell table:style-name="ce3" office:value-type="string" calcext:value-type="string">
            <text:p>L</text:p>
          </table:table-cell>
          <table:table-cell table:style-name="ce6"/>
          <table:table-cell table:style-name="ce8" office:value-type="string" calcext:value-type="string">
            <text:p>I</text:p>
          </table:table-cell>
          <table:table-cell/>
          <table:table-cell office:value-type="string" calcext:value-type="string">
            <text:p>Deux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Quatre</text:p>
          </table:table-cell>
          <table:table-cell office:value-type="string" calcext:value-type="string">
            <text:p>Il</text:p>
          </table:table-cell>
        </table:table-row>
        <table:table-row table:style-name="ro2">
          <table:table-cell/>
          <table:table-cell table:style-name="ce4" table:number-columns-repeated="3"/>
          <table:table-cell/>
          <table:table-cell table:style-name="ce4" table:number-columns-repeated="3"/>
          <table:table-cell/>
          <table:table-cell table:style-name="ce4"/>
          <table:table-cell/>
          <table:table-cell table:style-name="ce4" table:number-columns-repeated="5"/>
          <table:table-cell/>
          <table:table-cell table:style-name="ce4"/>
          <table:table-cell/>
          <table:table-cell table:style-name="ce4" table:number-columns-repeated="3"/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</text:p>
          </table:table-cell>
          <table:table-cell table:style-name="ce6"/>
          <table:table-cell table:style-name="ce7" office:value-type="string" calcext:value-type="string">
            <text:p>I</text:p>
          </table:table-cell>
          <table:table-cell table:style-name="ce6"/>
          <table:table-cell table:style-name="ce7" office:value-type="string" calcext:value-type="string">
            <text:p>O</text:p>
          </table:table-cell>
          <table:table-cell table:style-name="ce7"/>
          <table:table-cell table:style-name="ce7" office:value-type="string" calcext:value-type="string">
            <text:p>R</text:p>
          </table:table-cell>
          <table:table-cell table:style-name="ce6"/>
          <table:table-cell table:style-name="ce8" office:value-type="string" calcext:value-type="string">
            <text:p>T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6"/>
          <table:table-cell table:style-name="ce7" office:value-type="string" calcext:value-type="string">
            <text:p>R</text:p>
          </table:table-cell>
          <table:table-cell table:style-name="ce7"/>
          <table:table-cell table:style-name="ce7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U</text:p>
          </table:table-cell>
          <table:table-cell table:style-name="ce6"/>
          <table:table-cell table:style-name="ce8" office:value-type="string" calcext:value-type="string">
            <text:p>Q</text:p>
          </table:table-cell>
          <table:table-cell/>
          <table:table-cell office:value-type="string" calcext:value-type="string">
            <text:p>Sept</text:p>
          </table:table-cell>
          <table:table-cell office:value-type="string" calcext:value-type="string">
            <text:p>Cinq</text:p>
          </table:table-cell>
          <table:table-cell office:value-type="string" calcext:value-type="string">
            <text:p>Six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Neuf</text:p>
          </table:table-cell>
          <table:table-cell office:value-type="string" calcext:value-type="string">
            <text:p>Huit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2</text:p>
          </table:table-cell>
          <table:table-cell table:style-name="ce3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P</text:p>
          </table:table-cell>
          <table:table-cell table:style-name="ce7"/>
          <table:table-cell table:style-name="ce7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S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6"/>
          <table:table-cell table:style-name="ce8" office:value-type="string" calcext:value-type="string">
            <text:p>U</text:p>
          </table:table-cell>
          <table:table-cell/>
          <table:table-cell table:style-name="ce3" office:value-type="string" calcext:value-type="string">
            <text:p>F</text:p>
          </table:table-cell>
          <table:table-cell table:style-name="ce6"/>
          <table:table-cell table:style-name="ce7" office:value-type="string" calcext:value-type="string">
            <text:p>U</text:p>
          </table:table-cell>
          <table:table-cell table:style-name="ce7"/>
          <table:table-cell table:style-name="ce7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N</text:p>
          </table:table-cell>
          <table:table-cell/>
          <table:table-cell office:value-type="string" calcext:value-type="string">
            <text:p>Minui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Heur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Mi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3" office:value-type="string" calcext:value-type="string">
            <text:p>Q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C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6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S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I</text:p>
          </table:table-cell>
          <table:table-cell table:style-name="ce7"/>
          <table:table-cell table:style-name="ce7" office:value-type="string" calcext:value-type="string">
            <text:p>U</text:p>
          </table:table-cell>
          <table:table-cell table:style-name="ce6"/>
          <table:table-cell table:style-name="ce8" office:value-type="string" calcext:value-type="string">
            <text:p>H</text:p>
          </table:table-cell>
          <table:table-cell/>
          <table:table-cell office:value-type="string" calcext:value-type="string">
            <text:p>Vingt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ixMin</text:p>
          </table:table-cell>
          <table:table-cell office:value-type="string" calcext:value-type="string">
            <text:p>Moins</text:p>
          </table:table-cell>
          <table:table-cell office:value-type="string" calcext:value-type="string">
            <text:p>CinqMin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3</text:p>
          </table:table-cell>
          <table:table-cell table:style-name="ce3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I</text:p>
          </table:table-cell>
          <table:table-cell table:style-name="ce7"/>
          <table:table-cell table:style-name="ce7" office:value-type="string" calcext:value-type="string">
            <text:p>U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M</text:p>
          </table:table-cell>
          <table:table-cell/>
          <table:table-cell table:style-name="ce5" office:value-type="string" calcext:value-type="string">
            <text:p>X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D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M</text:p>
          </table:table-cell>
          <table:table-cell/>
          <table:table-cell office:value-type="string" calcext:value-type="string">
            <text:p>E</text:p>
          </table:table-cell>
          <table:table-cell office:value-type="string" calcext:value-type="string">
            <text:p>Pile</text:p>
          </table:table-cell>
          <table:table-cell office:value-type="string" calcext:value-type="string">
            <text:p>Demi</text:p>
          </table:table-cell>
          <table:table-cell office:value-type="string" calcext:value-type="string">
            <text:p>Des Quart</text:p>
          </table:table-cell>
          <table:table-cell/>
          <table:table-cell office:value-type="string" calcext:value-type="string">
            <text:p>Et2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5" office:value-type="string" calcext:value-type="string">
            <text:p>S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6"/>
          <table:table-cell table:style-name="ce7" office:value-type="string" calcext:value-type="string">
            <text:p>R</text:p>
          </table:table-cell>
          <table:table-cell table:style-name="ce6"/>
          <table:table-cell table:style-name="ce7" office:value-type="string" calcext:value-type="string">
            <text:p>U</text:p>
          </table:table-cell>
          <table:table-cell table:style-name="ce7"/>
          <table:table-cell table:style-name="ce7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H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6"/>
          <table:table-cell table:style-name="ce7" office:value-type="string" calcext:value-type="string">
            <text:p>Z</text:p>
          </table:table-cell>
          <table:table-cell table:style-name="ce7"/>
          <table:table-cell table:style-name="ce7" office:value-type="string" calcext:value-type="string">
            <text:p>N</text:p>
          </table:table-cell>
          <table:table-cell table:style-name="ce6"/>
          <table:table-cell table:style-name="ce8" office:value-type="string" calcext:value-type="string">
            <text:p>O</text:p>
          </table:table-cell>
          <table:table-cell/>
          <table:table-cell office:value-type="string" calcext:value-type="string">
            <text:p>Dot4</text:p>
          </table:table-cell>
          <table:table-cell office:value-type="string" calcext:value-type="string">
            <text:p>xxx</text:p>
          </table:table-cell>
          <table:table-cell office:value-type="string" calcext:value-type="string">
            <text:p>Dot3</text:p>
          </table:table-cell>
          <table:table-cell office:value-type="string" calcext:value-type="string">
            <text:p>Dot2</text:p>
          </table:table-cell>
          <table:table-cell office:value-type="string" calcext:value-type="string">
            <text:p>Dot1</text:p>
          </table:table-cell>
          <table:table-cell office:value-type="string" calcext:value-type="string">
            <text:p>Bananes</text:p>
          </table:table-cell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4</text:p>
          </table:table-cell>
          <table:table-cell table:style-name="ce3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G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V</text:p>
          </table:table-cell>
          <table:table-cell/>
          <table:table-cell table:style-name="ce10" office:value-type="string" calcext:value-type="string">
            <text:p>X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6"/>
          <table:table-cell table:style-name="ce7" office:value-type="string" calcext:value-type="string">
            <text:p>I</text:p>
          </table:table-cell>
          <table:table-cell table:style-name="ce7"/>
          <table:table-cell table:style-name="ce7" office:value-type="string" calcext:value-type="string">
            <text:p>O</text:p>
          </table:table-cell>
          <table:table-cell table:style-name="ce6"/>
          <table:table-cell table:style-name="ce8" office:value-type="string" calcext:value-type="string">
            <text:p>M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3" office:value-type="string" calcext:value-type="string">
            <text:p>T</text:p>
          </table:table-cell>
          <table:table-cell table:style-name="ce6"/>
          <table:table-cell table:style-name="ce8" office:value-type="string" calcext:value-type="string">
            <text:p>E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L</text:p>
          </table:table-cell>
          <table:table-cell/>
          <table:table-cell table:style-name="ce3" office:value-type="string" calcext:value-type="string">
            <text:p>X</text:p>
          </table:table-cell>
          <table:table-cell table:style-name="ce6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D</text:p>
          </table:table-cell>
          <table:table-cell/>
          <table:table-cell table:style-name="ce3" office:value-type="string" calcext:value-type="string">
            <text:p>Q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C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 office:value-type="string" calcext:value-type="string">
            <text:p>L5</text:p>
          </table:table-cell>
          <table:table-cell table:style-name="ce5" office:value-type="string" calcext:value-type="string">
            <text:p>E</text:p>
          </table:table-cell>
          <table:table-cell/>
          <table:table-cell table:style-name="ce3" office:value-type="string" calcext:value-type="string">
            <text:p>I</text:p>
          </table:table-cell>
          <table:table-cell table:style-name="ce6"/>
          <table:table-cell table:style-name="ce7" office:value-type="string" calcext:value-type="string">
            <text:p>M</text:p>
          </table:table-cell>
          <table:table-cell table:style-name="ce7"/>
          <table:table-cell table:style-name="ce7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D</text:p>
          </table:table-cell>
          <table:table-cell/>
          <table:table-cell table:style-name="ce10" office:value-type="string" calcext:value-type="string">
            <text:p>X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6"/>
          <table:table-cell table:style-name="ce7" office:value-type="string" calcext:value-type="string">
            <text:p>R</text:p>
          </table:table-cell>
          <table:table-cell table:style-name="ce6"/>
          <table:table-cell table:style-name="ce7" office:value-type="string" calcext:value-type="string">
            <text:p>A</text:p>
          </table:table-cell>
          <table:table-cell table:style-name="ce7"/>
          <table:table-cell table:style-name="ce7" office:value-type="string" calcext:value-type="string">
            <text:p>U</text:p>
          </table:table-cell>
          <table:table-cell table:style-name="ce6"/>
          <table:table-cell table:style-name="ce8" office:value-type="string" calcext:value-type="string">
            <text:p>Q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1">
          <table:table-cell/>
          <table:table-cell table:style-name="ce3" office:value-type="string" calcext:value-type="string">
            <text:p>E</text:p>
          </table:table-cell>
          <table:table-cell table:style-name="ce6"/>
          <table:table-cell table:style-name="ce7" office:value-type="string" calcext:value-type="string">
            <text:p>L</text:p>
          </table:table-cell>
          <table:table-cell table:style-name="ce7"/>
          <table:table-cell table:style-name="ce7" office:value-type="string" calcext:value-type="string">
            <text:p>I</text:p>
          </table:table-cell>
          <table:table-cell table:style-name="ce6"/>
          <table:table-cell table:style-name="ce8" office:value-type="string" calcext:value-type="string">
            <text:p>P</text:p>
          </table:table-cell>
          <table:table-cell/>
          <table:table-cell table:style-name="ce10" office:value-type="string" calcext:value-type="string">
            <text:p>X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6"/>
          <table:table-cell table:style-name="ce7" office:value-type="string" calcext:value-type="string">
            <text:p>E</text:p>
          </table:table-cell>
          <table:table-cell table:style-name="ce6"/>
          <table:table-cell table:style-name="ce8" office:value-type="string" calcext:value-type="string">
            <text:p>D</text:p>
          </table:table-cell>
          <table:table-cell table:style-name="ce4"/>
          <table:table-cell table:style-name="ce10" office:value-type="string" calcext:value-type="string">
            <text:p>X</text:p>
          </table:table-cell>
          <table:table-cell table:style-name="ce4"/>
          <table:table-cell table:style-name="ce3" office:value-type="string" calcext:value-type="string">
            <text:p>T</text:p>
          </table:table-cell>
          <table:table-cell table:style-name="ce6"/>
          <table:table-cell table:style-name="ce8"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number-columns-repeated="29"/>
        </table:table-row>
        <table:table-row table:style-name="ro3">
          <table:table-cell office:value-type="string" calcext:value-type="string">
            <text:p>L6</text:p>
          </table:table-cell>
          <table:table-cell table:style-name="ce5" office:value-type="string" calcext:value-type="string">
            <text:p>.</text:p>
          </table:table-cell>
          <table:table-cell/>
          <table:table-cell table:style-name="ce5" office:value-type="string" calcext:value-type="string">
            <text:p>.</text:p>
          </table:table-cell>
          <table:table-cell/>
          <table:table-cell table:style-name="ce5" office:value-type="string" calcext:value-type="string">
            <text:p>.</text:p>
          </table:table-cell>
          <table:table-cell/>
          <table:table-cell table:style-name="ce5" office:value-type="string" calcext:value-type="string">
            <text:p>.</text:p>
          </table:table-cell>
          <table:table-cell/>
          <table:table-cell table:style-name="ce3" office:value-type="string" calcext:value-type="string">
            <text:p>S</text:p>
          </table:table-cell>
          <table:table-cell table:style-name="ce6"/>
          <table:table-cell table:style-name="ce7" office:value-type="string" calcext:value-type="string">
            <text:p>E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6"/>
          <table:table-cell table:style-name="ce7" office:value-type="string" calcext:value-type="string">
            <text:p>N</text:p>
          </table:table-cell>
          <table:table-cell table:style-name="ce7"/>
          <table:table-cell table:style-name="ce7" office:value-type="string" calcext:value-type="string">
            <text:p>A</text:p>
          </table:table-cell>
          <table:table-cell table:style-name="ce6"/>
          <table:table-cell table:style-name="ce8" office:value-type="string" calcext:value-type="string">
            <text:p>B</text:p>
          </table:table-cell>
          <table:table-cell table:number-columns-repeated="7"/>
        </table:table-row>
        <table:table-row table:style-name="ro3">
          <table:table-cell table:number-columns-repeated="29"/>
        </table:table-row>
        <table:table-row table:style-name="ro3">
          <table:table-cell table:style-name="ce1" office:value-type="string" calcext:value-type="string">
            <text:p>IL</text:p>
          </table:table-cell>
          <table:table-cell table:style-name="Default" office:value-type="string" calcext:value-type="string">
            <text:p>L1C6</text:p>
          </table:table-cell>
          <table:table-cell table:number-columns-repeated="27"/>
        </table:table-row>
        <table:table-row table:style-name="ro3">
          <table:table-cell table:style-name="ce1" office:value-type="string" calcext:value-type="string">
            <text:p>EST</text:p>
          </table:table-cell>
          <table:table-cell table:style-name="Default" office:value-type="string" calcext:value-type="string">
            <text:p>L1C4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UNE</text:p>
          </table:table-cell>
          <table:table-cell table:style-name="ce1" office:value-type="string" calcext:value-type="string">
            <text:p>L2C4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EUX</text:p>
          </table:table-cell>
          <table:table-cell table:style-name="ce1" office:value-type="string" calcext:value-type="string">
            <text:p>L1C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TROIS</text:p>
          </table:table-cell>
          <table:table-cell table:style-name="ce1" office:value-type="string" calcext:value-type="string">
            <text:p>L1C2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QUATRE</text:p>
          </table:table-cell>
          <table:table-cell table:style-name="ce1" office:value-type="string" calcext:value-type="string">
            <text:p>L1C5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CINQ <text:span text:style-name="T1">(heure)</text:span></text:p>
          </table:table-cell>
          <table:table-cell table:style-name="ce1" office:value-type="string" calcext:value-type="string">
            <text:p>L2C2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SIX</text:p>
          </table:table-cell>
          <table:table-cell table:style-name="ce1" office:value-type="string" calcext:value-type="string">
            <text:p>L2C3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SEPT</text:p>
          </table:table-cell>
          <table:table-cell table:style-name="ce1" office:value-type="string" calcext:value-type="string">
            <text:p>L2C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HUIT</text:p>
          </table:table-cell>
          <table:table-cell table:style-name="ce1" office:value-type="string" calcext:value-type="string">
            <text:p>L2C6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NEUF</text:p>
          </table:table-cell>
          <table:table-cell table:style-name="ce1" office:value-type="string" calcext:value-type="string">
            <text:p>L2C5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IX</text:p>
          </table:table-cell>
          <table:table-cell table:style-name="ce1" office:value-type="string" calcext:value-type="string">
            <text:p>L3C5+L1C3</text:p>
          </table:table-cell>
          <table:table-cell/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ONZE</text:p>
          </table:table-cell>
          <table:table-cell table:style-name="ce1" office:value-type="string" calcext:value-type="string">
            <text:p>L3C4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HEURE</text:p>
          </table:table-cell>
          <table:table-cell table:style-name="ce1" office:value-type="string" calcext:value-type="string">
            <text:p>L3C3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HEURES</text:p>
          </table:table-cell>
          <table:table-cell table:style-name="ce1" office:value-type="string" calcext:value-type="string">
            <text:p>L3C3+L3C2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MIDI</text:p>
          </table:table-cell>
          <table:table-cell table:style-name="ce1" office:value-type="string" calcext:value-type="string">
            <text:p>L3C6+L3C5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MINUIT</text:p>
          </table:table-cell>
          <table:table-cell table:style-name="ce1" office:value-type="string" calcext:value-type="string">
            <text:p>L3C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CINQ<text:span text:style-name="T1"> (minute)</text:span></text:p>
          </table:table-cell>
          <table:table-cell table:style-name="ce1" office:value-type="string" calcext:value-type="string">
            <text:p>L4C6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IX</text:p>
          </table:table-cell>
          <table:table-cell table:style-name="ce1" office:value-type="string" calcext:value-type="string">
            <text:p>L4C4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ET</text:p>
          </table:table-cell>
          <table:table-cell table:style-name="ce1" office:value-type="string" calcext:value-type="string">
            <text:p>L4C2 ou L5C6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MOINS</text:p>
          </table:table-cell>
          <table:table-cell table:style-name="ce1" office:value-type="string" calcext:value-type="string">
            <text:p>L4C5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LE</text:p>
          </table:table-cell>
          <table:table-cell table:style-name="ce1" office:value-type="string" calcext:value-type="string">
            <text:p>L4C3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QUART</text:p>
          </table:table-cell>
          <table:table-cell table:style-name="ce1" office:value-type="string" calcext:value-type="string">
            <text:p>L5C5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VINGT</text:p>
          </table:table-cell>
          <table:table-cell table:style-name="ce1" office:value-type="string" calcext:value-type="string">
            <text:p>L4C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EMI</text:p>
          </table:table-cell>
          <table:table-cell table:style-name="ce1" office:value-type="string" calcext:value-type="string">
            <text:p>L5C3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EMIE</text:p>
          </table:table-cell>
          <table:table-cell table:style-name="ce1" office:value-type="string" calcext:value-type="string">
            <text:p>L5C3+L5C1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PILE</text:p>
          </table:table-cell>
          <table:table-cell table:style-name="ce1" office:value-type="string" calcext:value-type="string">
            <text:p>L5C2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DES</text:p>
          </table:table-cell>
          <table:table-cell table:style-name="ce1" office:value-type="string" calcext:value-type="string">
            <text:p>L5C4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BANANES</text:p>
          </table:table-cell>
          <table:table-cell table:style-name="ce1" office:value-type="string" calcext:value-type="string">
            <text:p>L6C6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. <text:span text:style-name="T1">(1)</text:span></text:p>
          </table:table-cell>
          <table:table-cell table:style-name="ce1" office:value-type="string" calcext:value-type="string">
            <text:p>L6C5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. <text:span text:style-name="T1">(2)</text:span></text:p>
          </table:table-cell>
          <table:table-cell table:style-name="ce1" office:value-type="string" calcext:value-type="string">
            <text:p>L6C4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. <text:span text:style-name="T1">(3)</text:span></text:p>
          </table:table-cell>
          <table:table-cell table:style-name="ce1" office:value-type="string" calcext:value-type="string">
            <text:p>L6C3</text:p>
          </table:table-cell>
          <table:table-cell table:number-columns-repeated="27"/>
        </table:table-row>
        <table:table-row table:style-name="ro3">
          <table:table-cell office:value-type="string" calcext:value-type="string">
            <text:p>. <text:span text:style-name="T1">(4)</text:span></text:p>
          </table:table-cell>
          <table:table-cell table:style-name="ce1" office:value-type="string" calcext:value-type="string">
            <text:p>L6C1</text:p>
          </table:table-cell>
          <table:table-cell table:number-columns-repeated="27"/>
        </table:table-row>
        <table:table-row table:style-name="ro3" table:number-rows-repeated="1048515">
          <table:table-cell table:number-columns-repeated="29"/>
        </table:table-row>
        <table:table-row table:style-name="ro3">
          <table:table-cell table:number-columns-repeated="29"/>
        </table:table-row>
      </table:table>
      <table:table table:name="Espagnol" table:style-name="ta1" table:print="false">
        <table:shapes>
          <draw:line draw:z-index="0" draw:name="Ligne horizontale 45" draw:style-name="gr6" draw:text-style-name="P1" svg:x1="5.891cm" svg:y1="7.972cm" svg:x2="5.915cm" svg:y2="3.517cm">
            <text:p/>
          </draw:line>
          <draw:line draw:z-index="1" draw:name="Ligne horizontale 1" draw:style-name="gr1" draw:text-style-name="P1" svg:x1="3.055cm" svg:y1="8.681cm" svg:x2="13.055cm" svg:y2="8.705cm">
            <text:p/>
          </draw:line>
          <draw:line draw:z-index="2" draw:name="Ligne horizontale 3" draw:style-name="gr1" draw:text-style-name="P1" svg:x1="1.393cm" svg:y1="3.025cm" svg:x2="12.933cm" svg:y2="3.019cm">
            <text:p/>
          </draw:line>
          <draw:line draw:z-index="3" draw:name="Ligne horizontale 5" draw:style-name="gr1" draw:text-style-name="P1" svg:x1="12.885cm" svg:y1="3.762cm" svg:x2="12.881cm" svg:y2="2.995cm">
            <text:p/>
          </draw:line>
          <draw:line draw:z-index="4" draw:name="Ligne horizontale 7" draw:style-name="gr1" draw:text-style-name="P1" svg:x1="1.271cm" svg:y1="5.843cm" svg:x2="10.654cm" svg:y2="5.874cm">
            <text:p/>
          </draw:line>
          <draw:line draw:z-index="5" draw:name="Ligne horizontale 8" draw:style-name="gr1" draw:text-style-name="P1" svg:x1="12.958cm" svg:y1="7.29cm" svg:x2="12.962cm" svg:y2="6.523cm">
            <text:p/>
          </draw:line>
          <draw:line draw:z-index="6" draw:name="Ligne horizontale 9" draw:style-name="gr1" draw:text-style-name="P1" svg:x1="1.234cm" svg:y1="4.42cm" svg:x2="12.873cm" svg:y2="4.435cm">
            <text:p/>
          </draw:line>
          <draw:line draw:z-index="7" draw:name="Ligne horizontale 10" draw:style-name="gr1" draw:text-style-name="P1" svg:x1="1.333cm" svg:y1="6.547cm" svg:x2="12.97cm" svg:y2="6.57cm">
            <text:p/>
          </draw:line>
          <draw:line draw:z-index="8" draw:name="Ligne horizontale 11" draw:style-name="gr1" draw:text-style-name="P1" svg:x1="12.885cm" svg:y1="5.166cm" svg:x2="12.868cm" svg:y2="4.379cm">
            <text:p/>
          </draw:line>
          <draw:line draw:z-index="9" draw:name="Ligne horizontale 12" draw:style-name="gr1" draw:text-style-name="P1" svg:x1="4.965cm" svg:y1="7.252cm" svg:x2="13.006cm" svg:y2="7.267cm">
            <text:p/>
          </draw:line>
          <draw:line draw:z-index="10" draw:name="Ligne horizontale 13" draw:style-name="gr1" draw:text-style-name="P1" svg:x1="1.339cm" svg:y1="7.947cm" svg:x2="13.006cm" svg:y2="7.951cm">
            <text:p/>
          </draw:line>
          <draw:line draw:z-index="11" draw:name="Ligne horizontale 14" draw:style-name="gr1" draw:text-style-name="P1" svg:x1="13.013cm" svg:y1="8.74cm" svg:x2="12.999cm" svg:y2="7.908cm">
            <text:p/>
          </draw:line>
          <draw:line draw:z-index="12" draw:name="Ligne horizontale 2" draw:style-name="gr1" draw:text-style-name="P1" svg:x1="1.406cm" svg:y1="2.311cm" svg:x2="12.334cm" svg:y2="2.336cm">
            <text:p/>
          </draw:line>
          <draw:line draw:z-index="13" draw:name="Ligne horizontale 15" draw:style-name="gr1" draw:text-style-name="P1" svg:x1="2.975cm" svg:y1="3.715cm" svg:x2="12.897cm" svg:y2="3.716cm">
            <text:p/>
          </draw:line>
          <draw:line draw:z-index="14" draw:name="Ligne horizontale 17" draw:style-name="gr2" draw:text-style-name="P1" svg:x1="3.042cm" svg:y1="8.704cm" svg:x2="3.034cm" svg:y2="1.64cm">
            <text:p/>
          </draw:line>
          <draw:line draw:z-index="15" draw:name="Ligne horizontale 20" draw:style-name="gr3" draw:text-style-name="P1" svg:x1="4.945cm" svg:y1="2.045cm" svg:x2="4.945cm" svg:y2="1.612cm">
            <text:p/>
          </draw:line>
          <draw:line draw:z-index="16" draw:name="Ligne horizontale 37" draw:style-name="gr4" draw:text-style-name="P1" svg:x1="9.648cm" svg:y1="2.37cm" svg:x2="9.639cm" svg:y2="1.718cm">
            <text:p/>
          </draw:line>
          <draw:line draw:z-index="17" draw:name="Ligne horizontale 39" draw:style-name="gr5" draw:text-style-name="P1" svg:x1="10.606cm" svg:y1="2.033cm" svg:x2="10.607cm" svg:y2="1.715cm">
            <text:p/>
          </draw:line>
          <draw:line draw:z-index="18" draw:name="Ligne horizontale 40" draw:style-name="gr3" draw:text-style-name="P1" svg:x1="4.024cm" svg:y1="3.031cm" svg:x2="5.643cm" svg:y2="2.335cm">
            <text:p/>
          </draw:line>
          <draw:line draw:z-index="19" draw:name="Ligne horizontale 18" draw:style-name="gr3" draw:text-style-name="P1" svg:x1="4.921cm" svg:y1="7.312cm" svg:x2="4.955cm" svg:y2="4.418cm">
            <text:p/>
          </draw:line>
          <draw:line draw:z-index="20" draw:name="Ligne horizontale 43" draw:style-name="gr3" draw:text-style-name="P1" svg:x1="4.897cm" svg:y1="4.387cm" svg:x2="4.011cm" svg:y2="3.635cm">
            <text:p/>
          </draw:line>
          <draw:line draw:z-index="21" draw:name="Ligne horizontale 45" draw:style-name="gr6" draw:text-style-name="P1" svg:x1="6.837cm" svg:y1="2.718cm" svg:x2="6.853cm" svg:y2="1.673cm">
            <text:p/>
          </draw:line>
          <draw:line draw:z-index="22" draw:name="Ligne horizontale 46" draw:style-name="gr6" draw:text-style-name="P1" svg:x1="5.891cm" svg:y1="3.54cm" svg:x2="5.569cm" svg:y2="3.05cm">
            <text:p/>
          </draw:line>
          <draw:line draw:z-index="23" draw:name="Ligne horizontale 50" draw:style-name="gr6" draw:text-style-name="P1" svg:x1="5.584cm" svg:y1="3.075cm" svg:x2="6.848cm" svg:y2="2.66cm">
            <text:p/>
          </draw:line>
          <draw:line draw:z-index="24" draw:name="Ligne horizontale 34" draw:style-name="gr4" draw:text-style-name="P1" svg:x1="7.794cm" svg:y1="3.947cm" svg:x2="7.791cm" svg:y2="3.029cm">
            <text:p/>
          </draw:line>
          <draw:line draw:z-index="25" draw:name="Ligne horizontale 35" draw:style-name="gr4" draw:text-style-name="P1" svg:x1="7.818cm" svg:y1="3.043cm" svg:x2="9.677cm" svg:y2="2.327cm">
            <text:p/>
          </draw:line>
          <draw:line draw:z-index="26" draw:name="Ligne horizontale 52" draw:style-name="gr4" draw:text-style-name="P1" svg:x1="8.756cm" svg:y1="4.544cm" svg:x2="7.801cm" svg:y2="3.919cm">
            <text:p/>
          </draw:line>
          <draw:line draw:z-index="27" draw:name="Ligne horizontale 56" draw:style-name="gr4" draw:text-style-name="P1" svg:x1="7.782cm" svg:y1="8.055cm" svg:x2="7.797cm" svg:y2="6.563cm">
            <text:p/>
          </draw:line>
          <draw:line draw:z-index="28" draw:name="Ligne horizontale 57" draw:style-name="gr4" draw:text-style-name="P1" svg:x1="7.775cm" svg:y1="6.583cm" svg:x2="8.781cm" svg:y2="5.322cm">
            <text:p/>
          </draw:line>
          <draw:line draw:z-index="29" draw:name="Ligne horizontale 58" draw:style-name="gr5" draw:text-style-name="P1" svg:x1="10.63cm" svg:y1="3.03cm" svg:x2="11.333cm" svg:y2="2.305cm">
            <text:p/>
          </draw:line>
          <draw:line draw:z-index="30" draw:name="Ligne horizontale 60" draw:style-name="gr5" draw:text-style-name="P1" svg:x1="11.305cm" svg:y1="2.342cm" svg:x2="10.606cm" svg:y2="1.987cm">
            <text:p/>
          </draw:line>
          <draw:line draw:z-index="31" draw:name="Ligne horizontale 63" draw:style-name="gr7" draw:text-style-name="P1" svg:x1="11.564cm" svg:y1="7.267cm" svg:x2="11.584cm" svg:y2="2.784cm">
            <text:p/>
          </draw:line>
          <draw:custom-shape draw:z-index="32" draw:name="Forme 2" draw:style-name="gr8" draw:text-style-name="P2" svg:width="0.192cm" svg:height="0.192cm" svg:x="2.949cm" svg:y="2.2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3" draw:name="Forme 3" draw:style-name="gr8" draw:text-style-name="P2" svg:width="0.192cm" svg:height="0.192cm" svg:x="2.922cm" svg:y="3.6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4" draw:name="Forme 5" draw:style-name="gr8" draw:text-style-name="P2" svg:width="0.192cm" svg:height="0.192cm" svg:x="5.801cm" svg:y="6.4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5" draw:name="Forme 9" draw:style-name="gr8" draw:text-style-name="P2" svg:width="0.192cm" svg:height="0.192cm" svg:x="7.705cm" svg:y="7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6" draw:name="Forme 11" draw:style-name="gr8" draw:text-style-name="P2" svg:width="0.192cm" svg:height="0.192cm" svg:x="2.972cm" svg:y="8.5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7" draw:name="Ligne horizontale 79" draw:style-name="gr3" draw:text-style-name="P1" svg:x1="5.635cm" svg:y1="2.392cm" svg:x2="4.945cm" svg:y2="1.987cm">
            <text:p/>
          </draw:line>
          <draw:line draw:z-index="38" draw:name="Ligne horizontale 80" draw:style-name="gr3" draw:text-style-name="P1" svg:x1="4.026cm" svg:y1="3.692cm" svg:x2="4.02cm" svg:y2="3.17cm">
            <text:p/>
          </draw:line>
          <draw:custom-shape draw:z-index="39" draw:name="Forme 15" draw:style-name="gr8" draw:text-style-name="P2" svg:width="0.192cm" svg:height="0.192cm" svg:x="3.927cm" svg:y="2.9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0" draw:name="Ligne horizontale 85" draw:style-name="gr1" draw:text-style-name="P1" svg:x1="12.897cm" svg:y1="5.143cm" svg:x2="3.021cm" svg:y2="5.146cm">
            <text:p/>
          </draw:line>
          <draw:line draw:z-index="41" draw:name="Ligne horizontale 87" draw:style-name="gr4" draw:text-style-name="P1" svg:x1="8.756cm" svg:y1="5.388cm" svg:x2="8.757cm" svg:y2="4.511cm">
            <text:p/>
          </draw:line>
          <draw:custom-shape draw:z-index="42" draw:name="Forme 17" draw:style-name="gr8" draw:text-style-name="P2" svg:width="0.192cm" svg:height="0.192cm" svg:x="4.862cm" svg:y="4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3" draw:name="Forme 18" draw:style-name="gr8" draw:text-style-name="P2" svg:width="0.192cm" svg:height="0.192cm" svg:x="5.786cm" svg:y="5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4" draw:name="Forme 19" draw:style-name="gr8" draw:text-style-name="P2" svg:width="0.192cm" svg:height="0.192cm" svg:x="4.849cm" svg:y="7.1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5" draw:name="Forme 23" draw:style-name="gr8" draw:text-style-name="P2" svg:width="0.192cm" svg:height="0.192cm" svg:x="11.479cm" svg:y="2.9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6" draw:name="Forme 25" draw:style-name="gr8" draw:text-style-name="P2" svg:width="0.192cm" svg:height="0.192cm" svg:x="11.484cm" svg:y="4.3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7" draw:name="Forme 28" draw:style-name="gr8" draw:text-style-name="P2" svg:width="0.192cm" svg:height="0.192cm" svg:x="8.644cm" svg:y="5.0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48" draw:name="Forme 29" draw:style-name="gr8" draw:text-style-name="P2" svg:width="0.192cm" svg:height="0.192cm" svg:x="11.463cm" svg:y="7.1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49" draw:name="Ligne horizontale 88" draw:style-name="gr5" draw:text-style-name="P1" svg:x1="9.673cm" svg:y1="8.743cm" svg:x2="10.594cm" svg:y2="8.206cm">
            <text:p/>
          </draw:line>
          <draw:line draw:z-index="50" draw:name="Ligne horizontale 89" draw:style-name="gr5" draw:text-style-name="P1" svg:x1="10.642cm" svg:y1="6.987cm" svg:x2="10.333cm" svg:y2="6.586cm">
            <text:p/>
          </draw:line>
          <draw:line draw:z-index="51" draw:name="Ligne horizontale 90" draw:style-name="gr5" draw:text-style-name="P1" svg:x1="10.594cm" svg:y1="8.206cm" svg:x2="10.617cm" svg:y2="6.924cm">
            <text:p/>
          </draw:line>
          <draw:line draw:z-index="52" draw:name="Ligne horizontale 91" draw:style-name="gr5" draw:text-style-name="P1" svg:x1="10.296cm" svg:y1="6.623cm" svg:x2="10.655cm" svg:y2="6.291cm">
            <text:p/>
          </draw:line>
          <draw:custom-shape draw:z-index="53" draw:name="Forme 30" draw:style-name="gr8" draw:text-style-name="P2" svg:width="0.192cm" svg:height="0.192cm" svg:x="10.248cm" svg:y="6.4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4" draw:name="Ligne horizontale 29" draw:style-name="gr7" draw:text-style-name="P1" svg:x1="12.253cm" svg:y1="2.368cm" svg:x2="11.564cm" svg:y2="2.799cm">
            <text:p/>
          </draw:line>
          <draw:line draw:z-index="55" draw:name="Ligne horizontale 33" draw:style-name="gr7" draw:text-style-name="P1" svg:x1="12.182cm" svg:y1="2.358cm" svg:x2="11.613cm" svg:y2="1.954cm">
            <text:p/>
          </draw:line>
          <draw:custom-shape draw:z-index="56" draw:name="Forme 1" draw:style-name="gr8" draw:text-style-name="P2" svg:width="0.192cm" svg:height="0.192cm" svg:x="12.15cm" svg:y="2.2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57" draw:name="Ligne horizontale 19" draw:style-name="gr7" draw:text-style-name="P1" svg:x1="11.595cm" svg:y1="1.974cm" svg:x2="11.601cm" svg:y2="1.643cm">
            <text:p/>
          </draw:line>
          <draw:custom-shape draw:z-index="58" draw:name="Forme 22" draw:style-name="gr8" draw:text-style-name="P2" svg:width="0.192cm" svg:height="0.192cm" svg:x="9.594cm" svg:y="8.6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59" draw:name="Forme 1" draw:style-name="gr8" draw:text-style-name="P2" svg:width="0.192cm" svg:height="0.192cm" svg:x="11.212cm" svg:y="2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0" draw:name="Forme 1" draw:style-name="gr8" draw:text-style-name="P2" svg:width="0.192cm" svg:height="0.192cm" svg:x="9.576cm" svg:y="2.25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1" draw:name="Forme 1" draw:style-name="gr8" draw:text-style-name="P2" svg:width="0.192cm" svg:height="0.192cm" svg:x="6.739cm" svg:y="2.2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2" draw:name="Forme 1" draw:style-name="gr8" draw:text-style-name="P2" svg:width="0.192cm" svg:height="0.192cm" svg:x="5.515cm" svg:y="2.2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3" draw:name="Forme 1" draw:style-name="gr8" draw:text-style-name="P2" svg:width="0.192cm" svg:height="0.192cm" svg:x="7.708cm" svg:y="2.9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4" draw:name="Forme 1" draw:style-name="gr8" draw:text-style-name="P2" svg:width="0.192cm" svg:height="0.192cm" svg:x="5.527cm" svg:y="2.97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65" draw:name="Ligne horizontale 59" draw:style-name="gr5" draw:text-style-name="P1" svg:x1="10.629cm" svg:y1="6.315cm" svg:x2="10.618cm" svg:y2="2.972cm">
            <text:p/>
          </draw:line>
          <draw:custom-shape draw:z-index="66" draw:name="Forme 24" draw:style-name="gr8" draw:text-style-name="P2" svg:width="0.192cm" svg:height="0.192cm" svg:x="10.537cm" svg:y="3.6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7" draw:name="Forme 27" draw:style-name="gr8" draw:text-style-name="P2" svg:width="0.192cm" svg:height="0.192cm" svg:x="10.533cm" svg:y="5.7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8" draw:name="Forme 4" draw:style-name="gr8" draw:text-style-name="P2" svg:width="0.192cm" svg:height="0.192cm" svg:x="2.977cm" svg:y="5.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69" draw:name="Forme 9" draw:style-name="gr8" draw:text-style-name="P2" svg:width="0.192cm" svg:height="0.192cm" svg:x="5.794cm" svg:y="7.8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table:shapes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2">
          <table:table-cell table:number-columns-repeated="29"/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C2</text:p>
          </table:table-cell>
          <table:table-cell table:style-name="Default"/>
          <table:table-cell table:number-columns-repeated="2"/>
          <table:table-cell office:value-type="string" calcext:value-type="string">
            <text:p>C3</text:p>
          </table:table-cell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C4</text:p>
          </table:table-cell>
          <table:table-cell table:style-name="Default"/>
          <table:table-cell office:value-type="string" calcext:value-type="string">
            <text:p>C5</text:p>
          </table:table-cell>
          <table:table-cell table:style-name="Default"/>
          <table:table-cell office:value-type="string" calcext:value-type="string">
            <text:p>C6</text:p>
          </table:table-cell>
          <table:table-cell table:number-columns-repeated="8"/>
        </table:table-row>
        <table:table-row table:style-name="ro1" table:number-rows-repeated="2">
          <table:table-cell table:number-columns-repeated="29"/>
        </table:table-row>
        <table:table-row table:style-name="ro1">
          <table:table-cell office:value-type="string" calcext:value-type="string">
            <text:p>L1</text:p>
          </table:table-cell>
          <table:table-cell table:style-name="ce12" office:value-type="string" calcext:value-type="string">
            <text:p>A</text:p>
          </table:table-cell>
          <table:table-cell table:style-name="ce16"/>
          <table:table-cell table:style-name="ce17" office:value-type="string" calcext:value-type="string">
            <text:p>N</text:p>
          </table:table-cell>
          <table:table-cell table:style-name="ce16"/>
          <table:table-cell table:style-name="ce19" office:value-type="string" calcext:value-type="string">
            <text:p>U</text:p>
          </table:table-cell>
          <table:table-cell table:style-name="ce4"/>
          <table:table-cell table:style-name="ce21" office:value-type="string" calcext:value-type="string">
            <text:p>S</text:p>
          </table:table-cell>
          <table:table-cell table:style-name="ce13"/>
          <table:table-cell table:style-name="ce14" office:value-type="string" calcext:value-type="string">
            <text:p>A</text:p>
          </table:table-cell>
          <table:table-cell table:style-name="ce16"/>
          <table:table-cell table:style-name="ce19" office:value-type="string" calcext:value-type="string">
            <text:p>L</text:p>
          </table:table-cell>
          <table:table-cell table:style-name="ce13"/>
          <table:table-cell table:style-name="ce4" office:value-type="string" calcext:value-type="string">
            <text:p>A</text:p>
          </table:table-cell>
          <table:table-cell table:style-name="ce13"/>
          <table:table-cell table:style-name="ce12" office:value-type="string" calcext:value-type="string">
            <text:p>N</text:p>
          </table:table-cell>
          <table:table-cell table:style-name="ce16"/>
          <table:table-cell table:style-name="ce19" office:value-type="string" calcext:value-type="string">
            <text:p>O</text:p>
          </table:table-cell>
          <table:table-cell table:style-name="ce13"/>
          <table:table-cell table:style-name="ce21" office:value-type="string" calcext:value-type="string">
            <text:p>S</text:p>
          </table:table-cell>
          <table:table-cell table:style-name="ce13"/>
          <table:table-cell table:style-name="ce21" office:value-type="string" calcext:value-type="string">
            <text:p>E</text:p>
          </table:table-cell>
          <table:table-cell/>
          <table:table-cell table:style-name="ce22" office:value-type="string" calcext:value-type="string">
            <text:p>UNA</text:p>
          </table:table-cell>
          <table:table-cell table:style-name="ce22" office:value-type="string" calcext:value-type="string">
            <text:p>S2</text:p>
          </table:table-cell>
          <table:table-cell table:style-name="ce22" office:value-type="string" calcext:value-type="string">
            <text:p>LA</text:p>
          </table:table-cell>
          <table:table-cell table:style-name="ce22" office:value-type="string" calcext:value-type="string">
            <text:p>ON</text:p>
          </table:table-cell>
          <table:table-cell table:style-name="ce22" office:value-type="string" calcext:value-type="string">
            <text:p>S1</text:p>
          </table:table-cell>
          <table:table-cell table:style-name="ce22" office:value-type="string" calcext:value-type="string">
            <text:p>E</text:p>
          </table:table-cell>
        </table:table-row>
        <table:table-row table:style-name="ro2">
          <table:table-cell table:style-name="ce11"/>
          <table:table-cell table:style-name="ce13" table:number-columns-repeated="3"/>
          <table:table-cell table:style-name="ce15"/>
          <table:table-cell table:style-name="ce13" table:number-columns-repeated="3"/>
          <table:table-cell table:style-name="ce15"/>
          <table:table-cell table:style-name="ce13"/>
          <table:table-cell table:style-name="ce15"/>
          <table:table-cell table:style-name="ce13" table:number-columns-repeated="5"/>
          <table:table-cell table:style-name="ce15"/>
          <table:table-cell table:style-name="ce13"/>
          <table:table-cell/>
          <table:table-cell table:style-name="ce4" table:number-columns-repeated="3"/>
          <table:table-cell/>
          <table:table-cell table:style-name="ce23" table:number-columns-repeated="2"/>
          <table:table-cell table:style-name="ce23" office:value-type="string" calcext:value-type="string">
            <text:p><text:s/></text:p>
          </table:table-cell>
          <table:table-cell table:style-name="ce23" table:number-columns-repeated="3"/>
        </table:table-row>
        <table:table-row table:style-name="ro1">
          <table:table-cell table:style-name="ce11" office:value-type="string" calcext:value-type="string">
            <text:p>L2</text:p>
          </table:table-cell>
          <table:table-cell table:style-name="ce14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C</text:p>
          </table:table-cell>
          <table:table-cell table:style-name="ce16"/>
          <table:table-cell table:style-name="ce20" office:value-type="string" calcext:value-type="string">
            <text:p>N</text:p>
          </table:table-cell>
          <table:table-cell table:style-name="ce13"/>
          <table:table-cell table:style-name="ce21" office:value-type="string" calcext:value-type="string">
            <text:p>O</text:p>
          </table:table-cell>
          <table:table-cell table:style-name="ce13"/>
          <table:table-cell table:style-name="ce14" office:value-type="string" calcext:value-type="string">
            <text:p>H</text:p>
          </table:table-cell>
          <table:table-cell table:style-name="ce16"/>
          <table:table-cell table:style-name="ce18" office:value-type="string" calcext:value-type="string">
            <text:p>C</text:p>
          </table:table-cell>
          <table:table-cell table:style-name="ce16"/>
          <table:table-cell table:style-name="ce20" office:value-type="string" calcext:value-type="string">
            <text:p>O</text:p>
          </table:table-cell>
          <table:table-cell table:style-name="ce13"/>
          <table:table-cell table:style-name="ce13" office:value-type="string" calcext:value-type="string">
            <text:p>H</text:p>
          </table:table-cell>
          <table:table-cell table:style-name="ce13"/>
          <table:table-cell table:style-name="ce14" office:value-type="string" calcext:value-type="string">
            <text:p>S</text:p>
          </table:table-cell>
          <table:table-cell table:style-name="ce16"/>
          <table:table-cell table:style-name="ce17" office:value-type="string" calcext:value-type="string">
            <text:p>O</text:p>
          </table:table-cell>
          <table:table-cell table:style-name="ce16"/>
          <table:table-cell table:style-name="ce19" office:value-type="string" calcext:value-type="string">
            <text:p>D</text:p>
          </table:table-cell>
          <table:table-cell/>
          <table:table-cell table:style-name="ce22" office:value-type="string" calcext:value-type="string">
            <text:p>CUATRO</text:p>
          </table:table-cell>
          <table:table-cell table:style-name="ce22" office:value-type="string" calcext:value-type="string">
            <text:p>NCE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string" calcext:value-type="string">
            <text:p>OCH</text:p>
          </table:table-cell>
          <table:table-cell table:style-name="ce22" office:value-type="string" calcext:value-type="string">
            <text:p>TRES</text:p>
          </table:table-cell>
          <table:table-cell table:style-name="ce22" office:value-type="string" calcext:value-type="string">
            <text:p>DOS</text:p>
          </table:table-cell>
        </table:table-row>
        <table:table-row table:style-name="ro2">
          <table:table-cell table:style-name="ce11"/>
          <table:table-cell table:style-name="ce15" table:number-columns-repeated="17"/>
          <table:table-cell table:number-columns-repeated="5"/>
          <table:table-cell table:style-name="ce23" table:number-columns-repeated="6"/>
        </table:table-row>
        <table:table-row table:style-name="ro1">
          <table:table-cell/>
          <table:table-cell table:style-name="ce14" office:value-type="string" calcext:value-type="string">
            <text:p>O</text:p>
          </table:table-cell>
          <table:table-cell table:style-name="ce16"/>
          <table:table-cell table:style-name="ce18" office:value-type="string" calcext:value-type="string">
            <text:p>R</text:p>
          </table:table-cell>
          <table:table-cell table:style-name="ce18"/>
          <table:table-cell table:style-name="ce18" office:value-type="string" calcext:value-type="string">
            <text:p>T</text:p>
          </table:table-cell>
          <table:table-cell table:style-name="ce16"/>
          <table:table-cell table:style-name="ce18" office:value-type="string" calcext:value-type="string">
            <text:p>A</text:p>
          </table:table-cell>
          <table:table-cell table:style-name="ce18"/>
          <table:table-cell table:style-name="ce18" office:value-type="string" calcext:value-type="string">
            <text:p>U</text:p>
          </table:table-cell>
          <table:table-cell table:style-name="ce16"/>
          <table:table-cell table:style-name="ce20" office:value-type="string" calcext:value-type="string">
            <text:p>C</text:p>
          </table:table-cell>
          <table:table-cell table:style-name="ce13"/>
          <table:table-cell table:style-name="ce13" office:value-type="string" calcext:value-type="string">
            <text:p>U</text:p>
          </table:table-cell>
          <table:table-cell table:style-name="ce15"/>
          <table:table-cell table:style-name="ce14" office:value-type="string" calcext:value-type="string">
            <text:p>S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R</text:p>
          </table:table-cell>
          <table:table-cell table:style-name="ce16"/>
          <table:table-cell table:style-name="ce20" office:value-type="string" calcext:value-type="string">
            <text:p>T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 calcext:value-type="string">
            <text:p>L3</text:p>
          </table:table-cell>
          <table:table-cell table:style-name="ce13" office:value-type="string" calcext:value-type="string">
            <text:p>D</text:p>
          </table:table-cell>
          <table:table-cell table:style-name="ce13"/>
          <table:table-cell table:style-name="ce14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V</text:p>
          </table:table-cell>
          <table:table-cell table:style-name="ce16"/>
          <table:table-cell table:style-name="ce18" office:value-type="string" calcext:value-type="string">
            <text:p>E</text:p>
          </table:table-cell>
          <table:table-cell table:style-name="ce18"/>
          <table:table-cell table:style-name="ce18" office:value-type="string" calcext:value-type="string">
            <text:p>U</text:p>
          </table:table-cell>
          <table:table-cell table:style-name="ce16"/>
          <table:table-cell table:style-name="ce20" office:value-type="string" calcext:value-type="string">
            <text:p>N</text:p>
          </table:table-cell>
          <table:table-cell table:style-name="ce13"/>
          <table:table-cell table:style-name="ce13" office:value-type="string" calcext:value-type="string">
            <text:p>U</text:p>
          </table:table-cell>
          <table:table-cell table:style-name="ce15"/>
          <table:table-cell table:style-name="ce14" office:value-type="string" calcext:value-type="string">
            <text:p>Z</text:p>
          </table:table-cell>
          <table:table-cell table:style-name="ce16"/>
          <table:table-cell table:style-name="ce18" office:value-type="string" calcext:value-type="string">
            <text:p>E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6"/>
          <table:table-cell table:style-name="ce20" office:value-type="string" calcext:value-type="string">
            <text:p>D</text:p>
          </table:table-cell>
          <table:table-cell/>
          <table:table-cell table:style-name="ce22" office:value-type="string" calcext:value-type="string">
            <text:p>SIETE</text:p>
          </table:table-cell>
          <table:table-cell table:style-name="ce22" office:value-type="string" calcext:value-type="string">
            <text:p>NUEVE</text:p>
          </table:table-cell>
          <table:table-cell table:style-name="ce22"/>
          <table:table-cell table:style-name="ce22" office:value-type="string" calcext:value-type="string">
            <text:p>CINCO</text:p>
          </table:table-cell>
          <table:table-cell table:style-name="ce22"/>
          <table:table-cell table:style-name="ce22" office:value-type="string" calcext:value-type="string">
            <text:p>DIEZ</text:p>
          </table:table-cell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T</text:p>
          </table:table-cell>
          <table:table-cell table:style-name="ce16"/>
          <table:table-cell table:style-name="ce18" office:value-type="string" calcext:value-type="string">
            <text:p>E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6"/>
          <table:table-cell table:style-name="ce20" office:value-type="string" calcext:value-type="string">
            <text:p>S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5"/>
          <table:table-cell table:style-name="ce14" office:value-type="string" calcext:value-type="string">
            <text:p>O</text:p>
          </table:table-cell>
          <table:table-cell table:style-name="ce16"/>
          <table:table-cell table:style-name="ce18" office:value-type="string" calcext:value-type="string">
            <text:p>C</text:p>
          </table:table-cell>
          <table:table-cell table:style-name="ce16"/>
          <table:table-cell table:style-name="ce18"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6"/>
          <table:table-cell table:style-name="ce20" office:value-type="string" calcext:value-type="string">
            <text:p>C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 calcext:value-type="string">
            <text:p>L4</text:p>
          </table:table-cell>
          <table:table-cell table:style-name="ce13" office:value-type="string" calcext:value-type="string">
            <text:p>A</text:p>
          </table:table-cell>
          <table:table-cell table:style-name="ce15"/>
          <table:table-cell table:style-name="ce14" office:value-type="string" calcext:value-type="string">
            <text:p>S</text:p>
          </table:table-cell>
          <table:table-cell table:style-name="ce16"/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6"/>
          <table:table-cell table:style-name="ce20" office:value-type="string" calcext:value-type="string">
            <text:p>S</text:p>
          </table:table-cell>
          <table:table-cell table:style-name="ce13"/>
          <table:table-cell table:style-name="ce13" office:value-type="string" calcext:value-type="string">
            <text:p>U</text:p>
          </table:table-cell>
          <table:table-cell table:style-name="ce15"/>
          <table:table-cell table:style-name="ce14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C</text:p>
          </table:table-cell>
          <table:table-cell table:style-name="ce18"/>
          <table:table-cell table:style-name="ce18" office:value-type="string" calcext:value-type="string">
            <text:p>O</text:p>
          </table:table-cell>
          <table:table-cell table:style-name="ce16"/>
          <table:table-cell table:style-name="ce20" office:value-type="string" calcext:value-type="string">
            <text:p>D</text:p>
          </table:table-cell>
          <table:table-cell table:style-name="ce13"/>
          <table:table-cell table:style-name="ce13" office:value-type="string" calcext:value-type="string">
            <text:p>X</text:p>
          </table:table-cell>
          <table:table-cell/>
          <table:table-cell table:style-name="ce22" table:number-columns-repeated="2"/>
          <table:table-cell table:style-name="ce22" office:value-type="string" calcext:value-type="string">
            <text:p>SEIS</text:p>
          </table:table-cell>
          <table:table-cell table:style-name="ce22"/>
          <table:table-cell table:style-name="ce22" office:value-type="string" calcext:value-type="string">
            <text:p>DOCE</text:p>
          </table:table-cell>
          <table:table-cell table:style-name="ce22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 calcext:value-type="string">
            <text:p>L5</text:p>
          </table:table-cell>
          <table:table-cell table:style-name="ce14" office:value-type="string" calcext:value-type="string">
            <text:p>S</text:p>
          </table:table-cell>
          <table:table-cell table:style-name="ce16"/>
          <table:table-cell table:style-name="ce18" office:value-type="string" calcext:value-type="string">
            <text:p>O</text:p>
          </table:table-cell>
          <table:table-cell table:style-name="ce16"/>
          <table:table-cell table:style-name="ce18"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M</text:p>
          </table:table-cell>
          <table:table-cell table:style-name="ce20"/>
          <table:table-cell table:style-name="ce13" office:value-type="string" calcext:value-type="string">
            <text:p>I</text:p>
          </table:table-cell>
          <table:table-cell table:style-name="ce15"/>
          <table:table-cell table:style-name="ce13" office:value-type="string" calcext:value-type="string">
            <text:p>C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3"/>
          <table:table-cell table:style-name="ce21" office:value-type="string" calcext:value-type="string">
            <text:p>Y</text:p>
          </table:table-cell>
          <table:table-cell table:style-name="ce13"/>
          <table:table-cell table:style-name="ce13" office:value-type="string" calcext:value-type="string">
            <text:p>A</text:p>
          </table:table-cell>
          <table:table-cell table:style-name="ce13"/>
          <table:table-cell table:style-name="ce13" office:value-type="string" calcext:value-type="string">
            <text:p>N</text:p>
          </table:table-cell>
          <table:table-cell/>
          <table:table-cell table:style-name="ce22"/>
          <table:table-cell table:style-name="ce22" office:value-type="string" calcext:value-type="string">
            <text:p>VEINTE</text:p>
          </table:table-cell>
          <table:table-cell table:style-name="ce22" office:value-type="string" calcext:value-type="string">
            <text:p>MENOS</text:p>
          </table:table-cell>
          <table:table-cell table:style-name="ce22"/>
          <table:table-cell table:style-name="ce22" office:value-type="string" calcext:value-type="string">
            <text:p>Y</text:p>
          </table:table-cell>
          <table:table-cell table:style-name="ce22" office:value-type="string" calcext:value-type="string">
            <text:p>DIEZ2</text:p>
          </table:table-cell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/>
          <table:table-cell table:style-name="ce14" office:value-type="string" calcext:value-type="string">
            <text:p>E</text:p>
          </table:table-cell>
          <table:table-cell table:style-name="ce16"/>
          <table:table-cell table:style-name="ce18" office:value-type="string" calcext:value-type="string">
            <text:p>T</text:p>
          </table:table-cell>
          <table:table-cell table:style-name="ce18"/>
          <table:table-cell table:style-name="ce18" office:value-type="string" calcext:value-type="string">
            <text:p>N</text:p>
          </table:table-cell>
          <table:table-cell table:style-name="ce16"/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6"/>
          <table:table-cell table:style-name="ce20" office:value-type="string" calcext:value-type="string">
            <text:p>V</text:p>
          </table:table-cell>
          <table:table-cell table:style-name="ce13"/>
          <table:table-cell table:style-name="ce13" office:value-type="string" calcext:value-type="string">
            <text:p>E</text:p>
          </table:table-cell>
          <table:table-cell table:style-name="ce15"/>
          <table:table-cell table:style-name="ce14" office:value-type="string" calcext:value-type="string">
            <text:p>Z</text:p>
          </table:table-cell>
          <table:table-cell table:style-name="ce16"/>
          <table:table-cell table:style-name="ce18" office:value-type="string" calcext:value-type="string">
            <text:p>E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6"/>
          <table:table-cell table:style-name="ce20" office:value-type="string" calcext:value-type="string">
            <text:p>D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 office:value-type="string" calcext:value-type="string">
            <text:p>L6</text:p>
          </table:table-cell>
          <table:table-cell table:style-name="ce14" office:value-type="string" calcext:value-type="string">
            <text:p>O</text:p>
          </table:table-cell>
          <table:table-cell table:style-name="ce16"/>
          <table:table-cell table:style-name="ce18" office:value-type="string" calcext:value-type="string">
            <text:p>C</text:p>
          </table:table-cell>
          <table:table-cell table:style-name="ce16"/>
          <table:table-cell table:style-name="ce18" office:value-type="string" calcext:value-type="string">
            <text:p>N</text:p>
          </table:table-cell>
          <table:table-cell table:style-name="ce18"/>
          <table:table-cell table:style-name="ce18" office:value-type="string" calcext:value-type="string">
            <text:p>I</text:p>
          </table:table-cell>
          <table:table-cell table:style-name="ce16"/>
          <table:table-cell table:style-name="ce20" office:value-type="string" calcext:value-type="string">
            <text:p>C</text:p>
          </table:table-cell>
          <table:table-cell table:style-name="ce13"/>
          <table:table-cell table:style-name="ce14" office:value-type="string" calcext:value-type="string">
            <text:p>I</text:p>
          </table:table-cell>
          <table:table-cell table:style-name="ce16"/>
          <table:table-cell table:style-name="ce18" office:value-type="string" calcext:value-type="string">
            <text:p>T</text:p>
          </table:table-cell>
          <table:table-cell table:style-name="ce18"/>
          <table:table-cell table:style-name="ce18" office:value-type="string" calcext:value-type="string">
            <text:p>N</text:p>
          </table:table-cell>
          <table:table-cell table:style-name="ce16"/>
          <table:table-cell table:style-name="ce18" office:value-type="string" calcext:value-type="string">
            <text:p>I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6"/>
          <table:table-cell table:style-name="ce20" office:value-type="string" calcext:value-type="string">
            <text:p>V</text:p>
          </table:table-cell>
          <table:table-cell/>
          <table:table-cell table:style-name="ce22" office:value-type="string" calcext:value-type="string">
            <text:p>CUARTO</text:p>
          </table:table-cell>
          <table:table-cell table:style-name="ce22"/>
          <table:table-cell table:style-name="ce22" office:value-type="string" calcext:value-type="string">
            <text:p>CINCO2</text:p>
          </table:table-cell>
          <table:table-cell table:style-name="ce22" office:value-type="string" calcext:value-type="string">
            <text:p>VEINTI</text:p>
          </table:table-cell>
          <table:table-cell table:style-name="ce22" office:value-type="string" calcext:value-type="string">
            <text:p>MEDIA</text:p>
          </table:table-cell>
          <table:table-cell table:style-name="ce22"/>
        </table:table-row>
        <table:table-row table:style-name="ro2">
          <table:table-cell table:style-name="ce11"/>
          <table:table-cell table:style-name="ce15" table:number-columns-repeated="21"/>
          <table:table-cell/>
          <table:table-cell table:style-name="ce23" table:number-columns-repeated="6"/>
        </table:table-row>
        <table:table-row table:style-name="ro1">
          <table:table-cell table:style-name="ce11"/>
          <table:table-cell table:style-name="ce14" office:value-type="string" calcext:value-type="string">
            <text:p>O</text:p>
          </table:table-cell>
          <table:table-cell table:style-name="ce16"/>
          <table:table-cell table:style-name="ce18" office:value-type="string" calcext:value-type="string">
            <text:p>T</text:p>
          </table:table-cell>
          <table:table-cell table:style-name="ce16"/>
          <table:table-cell table:style-name="ce18" office:value-type="string" calcext:value-type="string">
            <text:p>R</text:p>
          </table:table-cell>
          <table:table-cell table:style-name="ce18"/>
          <table:table-cell table:style-name="ce18" office:value-type="string" calcext:value-type="string">
            <text:p>A</text:p>
          </table:table-cell>
          <table:table-cell table:style-name="ce16"/>
          <table:table-cell table:style-name="ce18" office:value-type="string" calcext:value-type="string">
            <text:p>U</text:p>
          </table:table-cell>
          <table:table-cell table:style-name="ce16"/>
          <table:table-cell table:style-name="ce20" office:value-type="string" calcext:value-type="string">
            <text:p>C</text:p>
          </table:table-cell>
          <table:table-cell table:style-name="ce13"/>
          <table:table-cell table:style-name="ce14" office:value-type="string" calcext:value-type="string">
            <text:p>A</text:p>
          </table:table-cell>
          <table:table-cell table:style-name="ce16"/>
          <table:table-cell table:style-name="ce18" office:value-type="string" calcext:value-type="string">
            <text:p>I</text:p>
          </table:table-cell>
          <table:table-cell table:style-name="ce16"/>
          <table:table-cell table:style-name="ce18" office:value-type="string" calcext:value-type="string">
            <text:p>D</text:p>
          </table:table-cell>
          <table:table-cell table:style-name="ce18"/>
          <table:table-cell table:style-name="ce18" office:value-type="string" calcext:value-type="string">
            <text:p>E</text:p>
          </table:table-cell>
          <table:table-cell table:style-name="ce16"/>
          <table:table-cell table:style-name="ce20" office:value-type="string" calcext:value-type="string">
            <text:p>M</text:p>
          </table:table-cell>
          <table:table-cell/>
          <table:table-cell table:style-name="ce23" table:number-columns-repeated="6"/>
        </table:table-row>
        <table:table-row table:style-name="ro2">
          <table:table-cell table:style-name="ce11"/>
          <table:table-cell table:style-name="ce15" table:number-columns-repeated="21"/>
          <table:table-cell table:number-columns-repeated="7"/>
        </table:table-row>
        <table:table-row table:style-name="ro1">
          <table:table-cell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/>
          <table:table-cell table:style-name="ce15"/>
          <table:table-cell table:style-name="ce13" table:number-columns-repeated="13"/>
          <table:table-cell table:number-columns-repeated="7"/>
        </table:table-row>
        <table:table-row table:style-name="ro1">
          <table:table-cell table:number-columns-repeated="29"/>
        </table:table-row>
        <table:table-row table:style-name="ro1">
          <table:table-cell table:style-name="ce1" office:value-type="string" calcext:value-type="string">
            <text:p>ES</text:p>
          </table:table-cell>
          <table:table-cell table:style-name="Default" office:value-type="string" calcext:value-type="string">
            <text:p>L1C6+L1C5</text:p>
          </table:table-cell>
          <table:table-cell table:number-columns-repeated="27"/>
        </table:table-row>
        <table:table-row table:style-name="ro1">
          <table:table-cell table:style-name="ce1" office:value-type="string" calcext:value-type="string">
            <text:p>SON</text:p>
          </table:table-cell>
          <table:table-cell table:style-name="Default" office:value-type="string" calcext:value-type="string">
            <text:p>L1C5+L1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</text:p>
          </table:table-cell>
          <table:table-cell table:style-name="ce1" office:value-type="string" calcext:value-type="string">
            <text:p>L2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LAS</text:p>
          </table:table-cell>
          <table:table-cell table:style-name="ce1" office:value-type="string" calcext:value-type="string">
            <text:p>L1C3+L1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UNA</text:p>
          </table:table-cell>
          <table:table-cell table:style-name="ce1" office:value-type="string" calcext:value-type="string">
            <text:p>L1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OS</text:p>
          </table:table-cell>
          <table:table-cell table:style-name="ce1" office:value-type="string" calcext:value-type="string">
            <text:p>L2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CHO</text:p>
          </table:table-cell>
          <table:table-cell table:style-name="ce1" office:value-type="string" calcext:value-type="string">
            <text:p>L2C4+L2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ONCE</text:p>
          </table:table-cell>
          <table:table-cell table:style-name="ce1" office:value-type="string" calcext:value-type="string">
            <text:p>L2C3+L2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TRES</text:p>
          </table:table-cell>
          <table:table-cell table:style-name="ce1" office:value-type="string" calcext:value-type="string">
            <text:p>L2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ATRO</text:p>
          </table:table-cell>
          <table:table-cell table:style-name="ce1" office:value-type="string" calcext:value-type="string">
            <text:p>L2C1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EZ</text:p>
          </table:table-cell>
          <table:table-cell table:style-name="ce1" office:value-type="string" calcext:value-type="string">
            <text:p>L3C6+L3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NUEVE</text:p>
          </table:table-cell>
          <table:table-cell table:style-name="ce1" office:value-type="string" calcext:value-type="string">
            <text:p>L2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INCO</text:p>
          </table:table-cell>
          <table:table-cell table:style-name="ce1" office:value-type="string" calcext:value-type="string">
            <text:p>L3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SIETE</text:p>
          </table:table-cell>
          <table:table-cell table:style-name="ce1" office:value-type="string" calcext:value-type="string">
            <text:p>L3C1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DOCE</text:p>
          </table:table-cell>
          <table:table-cell table:style-name="ce1" office:value-type="string" calcext:value-type="string">
            <text:p>L4C5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SEIS</text:p>
          </table:table-cell>
          <table:table-cell table:style-name="ce1" office:value-type="string" calcext:value-type="string">
            <text:p>L4C3</text:p>
          </table:table-cell>
          <table:table-cell/>
          <table:table-cell table:style-name="Default"/>
          <table:table-cell table:number-columns-repeated="25"/>
        </table:table-row>
        <table:table-row table:style-name="ro1">
          <table:table-cell office:value-type="string" calcext:value-type="string">
            <text:p>Y</text:p>
          </table:table-cell>
          <table:table-cell table:style-name="ce1" office:value-type="string" calcext:value-type="string">
            <text:p>L5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NOS</text:p>
          </table:table-cell>
          <table:table-cell table:style-name="ce1" office:value-type="string" calcext:value-type="string">
            <text:p>L5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DIEZ</text:p>
          </table:table-cell>
          <table:table-cell table:style-name="ce1" office:value-type="string" calcext:value-type="string">
            <text:p>L5C6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INTE</text:p>
          </table:table-cell>
          <table:table-cell table:style-name="ce1" office:value-type="string" calcext:value-type="string">
            <text:p>L5C2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VEINTI</text:p>
          </table:table-cell>
          <table:table-cell table:style-name="ce1" office:value-type="string" calcext:value-type="string">
            <text:p>L6C4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INCO</text:p>
          </table:table-cell>
          <table:table-cell table:style-name="ce1" office:value-type="string" calcext:value-type="string">
            <text:p>L6C3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MEDIA</text:p>
          </table:table-cell>
          <table:table-cell table:style-name="ce1" office:value-type="string" calcext:value-type="string">
            <text:p>L6C5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CUARTO</text:p>
          </table:table-cell>
          <table:table-cell table:style-name="ce1" office:value-type="string" calcext:value-type="string">
            <text:p>L6C1</text:p>
          </table:table-cell>
          <table:table-cell table:number-columns-repeated="27"/>
        </table:table-row>
        <table:table-row table:style-name="ro1" table:number-rows-repeated="13">
          <table:table-cell/>
          <table:table-cell table:style-name="ce1"/>
          <table:table-cell table:number-columns-repeated="27"/>
        </table:table-row>
        <table:table-row table:style-name="ro1" table:number-rows-repeated="1048511">
          <table:table-cell table:number-columns-repeated="29"/>
        </table:table-row>
        <table:table-row table:style-name="ro1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17:45:51.252318008</meta:creation-date>
    <dc:date>2023-03-19T19:38:21.586722813</dc:date>
    <meta:editing-duration>PT16H43M36S</meta:editing-duration>
    <meta:editing-cycles>46</meta:editing-cycles>
    <meta:generator>LibreOffice/7.3.7.2$Linux_X86_64 LibreOffice_project/30$Build-2</meta:generator>
    <meta:document-statistic meta:table-count="2" meta:cell-count="431" meta:object-count="195"/>
  </office:meta>
</office:document-meta>
</file>